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5.637cm" table:align="left"/>
    </style:style>
    <style:style style:name="表格1.A" style:family="table-column">
      <style:table-column-properties style:column-width="1.002cm"/>
    </style:style>
    <style:style style:name="表格1.B" style:family="table-column">
      <style:table-column-properties style:column-width="14.635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4.185cm" table:align="left"/>
    </style:style>
    <style:style style:name="表格2.A" style:family="table-column">
      <style:table-column-properties style:column-width="4.699cm"/>
    </style:style>
    <style:style style:name="表格2.B" style:family="table-column">
      <style:table-column-properties style:column-width="9.486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3.455cm"/>
    </style:style>
    <style:style style:name="表格3.B" style:family="table-column">
      <style:table-column-properties style:column-width="13.545cm"/>
    </style:style>
    <style:style style:name="表格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5pt" officeooo:rsid="000eda56" officeooo:paragraph-rsid="000eda56" style:font-size-asian="15pt" style:font-size-complex="15pt"/>
    </style:style>
    <style:style style:name="P2" style:family="paragraph" style:parent-style-name="Preformatted_20_Text">
      <style:text-properties fo:font-size="15pt" officeooo:rsid="000ff695" officeooo:paragraph-rsid="000ff695" style:font-size-asian="15pt" style:font-size-complex="15pt"/>
    </style:style>
    <style:style style:name="P3" style:family="paragraph" style:parent-style-name="Preformatted_20_Text">
      <style:text-properties fo:font-size="15pt" officeooo:rsid="001215b7" officeooo:paragraph-rsid="001215b7" style:font-size-asian="15pt" style:font-size-complex="15pt"/>
    </style:style>
    <style:style style:name="P4" style:family="paragraph" style:parent-style-name="Preformatted_20_Text">
      <style:text-properties fo:font-size="15pt" officeooo:rsid="0014458a" officeooo:paragraph-rsid="0014458a" style:font-size-asian="15pt" style:font-size-complex="15pt"/>
    </style:style>
    <style:style style:name="P5" style:family="paragraph" style:parent-style-name="Preformatted_20_Text">
      <style:text-properties fo:font-size="15pt" officeooo:rsid="0017a1d4" officeooo:paragraph-rsid="0017a1d4" style:font-size-asian="15pt" style:font-size-complex="15pt"/>
    </style:style>
    <style:style style:name="P6" style:family="paragraph" style:parent-style-name="Preformatted_20_Text">
      <style:text-properties fo:font-size="15pt" officeooo:rsid="0017f20f" officeooo:paragraph-rsid="0017a1d4" style:font-size-asian="15pt" style:font-size-complex="15pt"/>
    </style:style>
    <style:style style:name="P7" style:family="paragraph" style:parent-style-name="Preformatted_20_Text">
      <style:text-properties fo:font-size="15pt" officeooo:rsid="00198a57" officeooo:paragraph-rsid="00198a57" style:font-size-asian="15pt" style:font-size-complex="15pt"/>
    </style:style>
    <style:style style:name="P8" style:family="paragraph" style:parent-style-name="Preformatted_20_Text">
      <style:text-properties fo:font-size="15pt" officeooo:rsid="001a4e1c" officeooo:paragraph-rsid="001a4e1c" style:font-size-asian="15pt" style:font-size-complex="15pt"/>
    </style:style>
    <style:style style:name="P9" style:family="paragraph" style:parent-style-name="Preformatted_20_Text">
      <style:text-properties fo:color="#cc0000" fo:font-size="15pt" officeooo:rsid="001a4e1c" officeooo:paragraph-rsid="001a4e1c" style:font-size-asian="15pt" style:font-size-complex="15pt"/>
    </style:style>
    <style:style style:name="P10" style:family="paragraph" style:parent-style-name="Preformatted_20_Text">
      <style:text-properties fo:color="#cc0000" fo:font-size="15pt" officeooo:rsid="001ed8c1" officeooo:paragraph-rsid="001ed8c1" style:font-size-asian="15pt" style:font-size-complex="15pt"/>
    </style:style>
    <style:style style:name="P11" style:family="paragraph" style:parent-style-name="Preformatted_20_Text">
      <style:text-properties fo:color="#cc0000" fo:font-size="15pt" officeooo:rsid="00209e13" officeooo:paragraph-rsid="00209e13" style:font-size-asian="15pt" style:font-size-complex="15pt"/>
    </style:style>
    <style:style style:name="P12" style:family="paragraph" style:parent-style-name="Preformatted_20_Text">
      <style:text-properties fo:color="#cc0000" fo:font-size="15pt" officeooo:rsid="00225438" officeooo:paragraph-rsid="00225438" style:font-size-asian="15pt" style:font-size-complex="15pt"/>
    </style:style>
    <style:style style:name="P13" style:family="paragraph" style:parent-style-name="Preformatted_20_Text">
      <style:text-properties fo:color="#cc0000" fo:font-size="15pt" officeooo:rsid="00225438" officeooo:paragraph-rsid="00245b05" style:font-size-asian="15pt" style:font-size-complex="15pt"/>
    </style:style>
    <style:style style:name="P14" style:family="paragraph" style:parent-style-name="Preformatted_20_Text">
      <style:text-properties fo:color="#cc0000" fo:font-size="15pt" officeooo:rsid="00265732" officeooo:paragraph-rsid="00265732" style:font-size-asian="15pt" style:font-size-complex="15pt"/>
    </style:style>
    <style:style style:name="P15" style:family="paragraph" style:parent-style-name="Preformatted_20_Text">
      <style:text-properties fo:color="#cc0000" fo:font-size="15pt" officeooo:rsid="0028bd8a" officeooo:paragraph-rsid="0028bd8a" style:font-size-asian="15pt" style:font-size-complex="15pt"/>
    </style:style>
    <style:style style:name="P16" style:family="paragraph" style:parent-style-name="Preformatted_20_Text">
      <style:text-properties fo:color="#cc0000" fo:font-size="15pt" officeooo:rsid="00351768" officeooo:paragraph-rsid="00351768" style:font-size-asian="15pt" style:font-size-complex="15pt"/>
    </style:style>
    <style:style style:name="P17" style:family="paragraph" style:parent-style-name="Preformatted_20_Text">
      <style:text-properties fo:color="#cc0000" fo:font-size="15pt" officeooo:rsid="003879b2" officeooo:paragraph-rsid="003c3662" style:font-size-asian="15pt" style:font-size-complex="15pt"/>
    </style:style>
    <style:style style:name="P18" style:family="paragraph" style:parent-style-name="Preformatted_20_Text">
      <style:text-properties fo:color="#cc0000" fo:font-size="15pt" officeooo:rsid="004100ad" officeooo:paragraph-rsid="004100ad" style:font-size-asian="15pt" style:font-size-complex="15pt"/>
    </style:style>
    <style:style style:name="P19" style:family="paragraph" style:parent-style-name="Preformatted_20_Text">
      <style:text-properties fo:color="#cc0000" fo:font-size="15pt" officeooo:rsid="004b6358" officeooo:paragraph-rsid="003c3662" style:font-size-asian="15pt" style:font-size-complex="15pt"/>
    </style:style>
    <style:style style:name="P20" style:family="paragraph" style:parent-style-name="Preformatted_20_Text">
      <style:text-properties fo:color="#cc0000" fo:font-size="15pt" officeooo:rsid="004b6358" officeooo:paragraph-rsid="004b6358" style:font-size-asian="15pt" style:font-size-complex="15pt"/>
    </style:style>
    <style:style style:name="P21" style:family="paragraph" style:parent-style-name="Preformatted_20_Text">
      <style:text-properties fo:color="#cc0000" fo:font-size="15pt" officeooo:rsid="004c2eba" officeooo:paragraph-rsid="004c2eba" style:font-size-asian="15pt" style:font-size-complex="15pt"/>
    </style:style>
    <style:style style:name="P22" style:family="paragraph" style:parent-style-name="Preformatted_20_Text">
      <style:text-properties fo:color="#cc0000" fo:font-size="15pt" officeooo:rsid="004e7e03" officeooo:paragraph-rsid="004e7e03" style:font-size-asian="15pt" style:font-size-complex="15pt"/>
    </style:style>
    <style:style style:name="P23" style:family="paragraph" style:parent-style-name="Preformatted_20_Text">
      <style:text-properties fo:color="#cc0000" fo:font-size="15pt" officeooo:rsid="00245b05" officeooo:paragraph-rsid="00245b05" style:font-size-asian="15pt" style:font-size-complex="15pt"/>
    </style:style>
    <style:style style:name="P24" style:family="paragraph" style:parent-style-name="Preformatted_20_Text">
      <style:text-properties fo:color="#cc0000" fo:font-size="15pt" officeooo:rsid="003bd72c" officeooo:paragraph-rsid="003c3662" style:font-size-asian="15pt" style:font-size-complex="15pt"/>
    </style:style>
    <style:style style:name="P25" style:family="paragraph" style:parent-style-name="Preformatted_20_Text">
      <style:text-properties fo:color="#cc0000" fo:font-size="15pt" officeooo:rsid="00606323" officeooo:paragraph-rsid="00606323" style:font-size-asian="15pt" style:font-size-complex="15pt"/>
    </style:style>
    <style:style style:name="P26" style:family="paragraph" style:parent-style-name="Preformatted_20_Text">
      <style:text-properties fo:color="#cc0000" fo:font-size="15pt" officeooo:rsid="0075687a" officeooo:paragraph-rsid="0075687a" style:font-size-asian="15pt" style:font-size-complex="15pt"/>
    </style:style>
    <style:style style:name="P27" style:family="paragraph" style:parent-style-name="Preformatted_20_Text">
      <style:text-properties fo:color="#cc0000" fo:font-size="15pt" officeooo:rsid="005fa80f" officeooo:paragraph-rsid="005fa80f" style:font-size-asian="15pt" style:font-size-complex="15pt"/>
    </style:style>
    <style:style style:name="P28" style:family="paragraph" style:parent-style-name="Preformatted_20_Text">
      <style:text-properties fo:color="#cc0000" fo:font-size="15pt" officeooo:rsid="00876eda" officeooo:paragraph-rsid="00876eda" style:font-size-asian="15pt" style:font-size-complex="15pt"/>
    </style:style>
    <style:style style:name="P29" style:family="paragraph" style:parent-style-name="Preformatted_20_Text">
      <style:text-properties fo:color="#cc0000" fo:font-size="15pt" officeooo:rsid="00922afd" officeooo:paragraph-rsid="00922afd" style:font-size-asian="15pt" style:font-size-complex="15pt"/>
    </style:style>
    <style:style style:name="P30" style:family="paragraph" style:parent-style-name="Preformatted_20_Text">
      <style:text-properties fo:color="#cc0000" fo:font-size="15pt" officeooo:rsid="00a2368a" officeooo:paragraph-rsid="00a2368a" style:font-size-asian="15pt" style:font-size-complex="15pt"/>
    </style:style>
    <style:style style:name="P31" style:family="paragraph" style:parent-style-name="Preformatted_20_Text">
      <style:text-properties fo:color="#cc0000" fo:font-size="15pt" officeooo:rsid="007726ea" officeooo:paragraph-rsid="007726ea" style:font-size-asian="15pt" style:font-size-complex="15pt"/>
    </style:style>
    <style:style style:name="P32" style:family="paragraph" style:parent-style-name="Preformatted_20_Text">
      <style:text-properties fo:color="#cc0000" fo:font-size="15pt" officeooo:rsid="00aa3554" officeooo:paragraph-rsid="00aa3554" style:font-size-asian="15pt" style:font-size-complex="15pt"/>
    </style:style>
    <style:style style:name="P33" style:family="paragraph" style:parent-style-name="Preformatted_20_Text">
      <style:text-properties fo:color="#cc0000" fo:font-size="15pt" officeooo:rsid="00b2438f" officeooo:paragraph-rsid="00b2438f" style:font-size-asian="15pt" style:font-size-complex="15pt"/>
    </style:style>
    <style:style style:name="P34" style:family="paragraph" style:parent-style-name="Preformatted_20_Text">
      <style:text-properties fo:color="#cc0000" fo:font-size="15pt" officeooo:rsid="00b58101" officeooo:paragraph-rsid="00b58101" style:font-size-asian="15pt" style:font-size-complex="15pt"/>
    </style:style>
    <style:style style:name="P35" style:family="paragraph" style:parent-style-name="Preformatted_20_Text">
      <style:text-properties fo:color="#cc0000" fo:font-size="15pt" officeooo:rsid="00bb405e" officeooo:paragraph-rsid="00bb405e" style:font-size-asian="15pt" style:font-size-complex="15pt"/>
    </style:style>
    <style:style style:name="P36" style:family="paragraph" style:parent-style-name="Preformatted_20_Text">
      <style:text-properties fo:color="#cc0000" fo:font-size="15pt" officeooo:rsid="00c0ec4f" officeooo:paragraph-rsid="00c0ec4f" style:font-size-asian="15pt" style:font-size-complex="15pt"/>
    </style:style>
    <style:style style:name="P37" style:family="paragraph" style:parent-style-name="Preformatted_20_Text">
      <style:text-properties fo:color="#cc0000" fo:font-size="15pt" officeooo:rsid="00c357cf" officeooo:paragraph-rsid="00c357cf" style:font-size-asian="15pt" style:font-size-complex="15pt"/>
    </style:style>
    <style:style style:name="P38" style:family="paragraph" style:parent-style-name="Preformatted_20_Text">
      <style:text-properties fo:color="#cc0000" fo:font-size="15pt" officeooo:rsid="00d3c71e" officeooo:paragraph-rsid="00d3c71e" style:font-size-asian="15pt" style:font-size-complex="15pt"/>
    </style:style>
    <style:style style:name="P39" style:family="paragraph" style:parent-style-name="Preformatted_20_Text">
      <style:text-properties fo:color="#cc0000" fo:font-size="15pt" officeooo:rsid="00aca3bc" officeooo:paragraph-rsid="00e0c5fb" style:font-size-asian="15pt" style:font-size-complex="15pt"/>
    </style:style>
    <style:style style:name="P40" style:family="paragraph" style:parent-style-name="Preformatted_20_Text">
      <style:text-properties fo:color="#cc0000" fo:font-size="15pt" officeooo:rsid="009fbfde" officeooo:paragraph-rsid="00e9d864" style:font-size-asian="15pt" style:font-size-complex="15pt"/>
    </style:style>
    <style:style style:name="P41" style:family="paragraph" style:parent-style-name="Preformatted_20_Text">
      <style:text-properties fo:color="#000000" fo:font-size="15pt" officeooo:rsid="00209e13" officeooo:paragraph-rsid="00209e13" style:font-size-asian="15pt" style:font-size-complex="15pt"/>
    </style:style>
    <style:style style:name="P42" style:family="paragraph" style:parent-style-name="Preformatted_20_Text">
      <style:text-properties fo:color="#000000" fo:font-size="15pt" officeooo:rsid="00225438" officeooo:paragraph-rsid="00225438" style:font-size-asian="15pt" style:font-size-complex="15pt"/>
    </style:style>
    <style:style style:name="P43" style:family="paragraph" style:parent-style-name="Preformatted_20_Text">
      <style:text-properties fo:color="#000000" fo:font-size="15pt" officeooo:rsid="00225438" officeooo:paragraph-rsid="00245b05" style:font-size-asian="15pt" style:font-size-complex="15pt"/>
    </style:style>
    <style:style style:name="P44" style:family="paragraph" style:parent-style-name="Preformatted_20_Text">
      <style:text-properties fo:color="#000000" fo:font-size="15pt" officeooo:rsid="00225438" officeooo:paragraph-rsid="00265732" style:font-size-asian="15pt" style:font-size-complex="15pt"/>
    </style:style>
    <style:style style:name="P45" style:family="paragraph" style:parent-style-name="Preformatted_20_Text">
      <style:text-properties fo:color="#000000" fo:font-size="15pt" officeooo:rsid="00265732" officeooo:paragraph-rsid="00265732" style:font-size-asian="15pt" style:font-size-complex="15pt"/>
    </style:style>
    <style:style style:name="P46" style:family="paragraph" style:parent-style-name="Preformatted_20_Text">
      <style:text-properties fo:color="#000000" fo:font-size="15pt" officeooo:rsid="00287e00" officeooo:paragraph-rsid="00287e00" style:font-size-asian="15pt" style:font-size-complex="15pt"/>
    </style:style>
    <style:style style:name="P47" style:family="paragraph" style:parent-style-name="Preformatted_20_Text">
      <style:text-properties fo:color="#000000" fo:font-size="15pt" officeooo:rsid="0028bd8a" officeooo:paragraph-rsid="0028bd8a" style:font-size-asian="15pt" style:font-size-complex="15pt"/>
    </style:style>
    <style:style style:name="P48" style:family="paragraph" style:parent-style-name="Preformatted_20_Text">
      <style:text-properties fo:color="#000000" fo:font-size="15pt" officeooo:rsid="002b4e55" officeooo:paragraph-rsid="002b4e55" style:font-size-asian="15pt" style:font-size-complex="15pt"/>
    </style:style>
    <style:style style:name="P49" style:family="paragraph" style:parent-style-name="Preformatted_20_Text">
      <style:text-properties fo:color="#000000" fo:font-size="15pt" officeooo:rsid="002e7c78" officeooo:paragraph-rsid="002e7c78" style:font-size-asian="15pt" style:font-size-complex="15pt"/>
    </style:style>
    <style:style style:name="P50" style:family="paragraph" style:parent-style-name="Preformatted_20_Text">
      <style:text-properties fo:color="#000000" fo:font-size="15pt" officeooo:rsid="002fe806" officeooo:paragraph-rsid="002fe806" style:font-size-asian="15pt" style:font-size-complex="15pt"/>
    </style:style>
    <style:style style:name="P51" style:family="paragraph" style:parent-style-name="Preformatted_20_Text">
      <style:text-properties fo:color="#000000" fo:font-size="15pt" officeooo:rsid="003134ab" officeooo:paragraph-rsid="003134ab" style:font-size-asian="15pt" style:font-size-complex="15pt"/>
    </style:style>
    <style:style style:name="P52" style:family="paragraph" style:parent-style-name="Preformatted_20_Text">
      <style:text-properties fo:color="#000000" fo:font-size="15pt" officeooo:rsid="003134ab" officeooo:paragraph-rsid="0033bbb5" style:font-size-asian="15pt" style:font-size-complex="15pt"/>
    </style:style>
    <style:style style:name="P53" style:family="paragraph" style:parent-style-name="Preformatted_20_Text">
      <style:text-properties fo:color="#000000" fo:font-size="15pt" officeooo:rsid="003879b2" officeooo:paragraph-rsid="00351768" style:font-size-asian="15pt" style:font-size-complex="15pt"/>
    </style:style>
    <style:style style:name="P54" style:family="paragraph" style:parent-style-name="Preformatted_20_Text">
      <style:text-properties fo:color="#000000" fo:font-size="15pt" officeooo:rsid="003879b2" officeooo:paragraph-rsid="003879b2" style:font-size-asian="15pt" style:font-size-complex="15pt"/>
    </style:style>
    <style:style style:name="P55" style:family="paragraph" style:parent-style-name="Preformatted_20_Text">
      <style:text-properties fo:color="#000000" fo:font-size="15pt" officeooo:rsid="003879b2" officeooo:paragraph-rsid="003a70e3" style:font-size-asian="15pt" style:font-size-complex="15pt"/>
    </style:style>
    <style:style style:name="P56" style:family="paragraph" style:parent-style-name="Preformatted_20_Text">
      <style:text-properties fo:color="#000000" fo:font-size="15pt" officeooo:rsid="003879b2" officeooo:paragraph-rsid="003ab120" style:font-size-asian="15pt" style:font-size-complex="15pt"/>
    </style:style>
    <style:style style:name="P57" style:family="paragraph" style:parent-style-name="Preformatted_20_Text">
      <style:text-properties fo:color="#000000" fo:font-size="15pt" officeooo:rsid="003879b2" officeooo:paragraph-rsid="003c3662" style:font-size-asian="15pt" style:font-size-complex="15pt"/>
    </style:style>
    <style:style style:name="P58" style:family="paragraph" style:parent-style-name="Preformatted_20_Text">
      <style:text-properties fo:color="#000000" fo:font-size="15pt" officeooo:rsid="003879b2" officeooo:paragraph-rsid="003ff57c" style:font-size-asian="15pt" style:font-size-complex="15pt"/>
    </style:style>
    <style:style style:name="P59" style:family="paragraph" style:parent-style-name="Preformatted_20_Text">
      <style:text-properties fo:color="#000000" fo:font-size="15pt" officeooo:rsid="003879b2" officeooo:paragraph-rsid="004cf32a" style:font-size-asian="15pt" style:font-size-complex="15pt"/>
    </style:style>
    <style:style style:name="P60" style:family="paragraph" style:parent-style-name="Preformatted_20_Text">
      <style:text-properties fo:color="#000000" fo:font-size="15pt" officeooo:rsid="00396aae" officeooo:paragraph-rsid="00396aae" style:font-size-asian="15pt" style:font-size-complex="15pt"/>
    </style:style>
    <style:style style:name="P61" style:family="paragraph" style:parent-style-name="Preformatted_20_Text">
      <style:text-properties fo:color="#000000" fo:font-size="15pt" officeooo:rsid="004100ad" officeooo:paragraph-rsid="004100ad" style:font-size-asian="15pt" style:font-size-complex="15pt"/>
    </style:style>
    <style:style style:name="P62" style:family="paragraph" style:parent-style-name="Preformatted_20_Text">
      <style:text-properties fo:color="#000000" fo:font-size="15pt" officeooo:rsid="00457a43" officeooo:paragraph-rsid="004cf32a" style:font-size-asian="15pt" style:font-size-complex="15pt"/>
    </style:style>
    <style:style style:name="P63" style:family="paragraph" style:parent-style-name="Preformatted_20_Text">
      <style:text-properties fo:color="#000000" fo:font-size="15pt" officeooo:rsid="004a09ce" officeooo:paragraph-rsid="004cf32a" style:font-size-asian="15pt" style:font-size-complex="15pt"/>
    </style:style>
    <style:style style:name="P64" style:family="paragraph" style:parent-style-name="Preformatted_20_Text">
      <style:text-properties fo:color="#000000" fo:font-size="15pt" officeooo:rsid="004b6358" officeooo:paragraph-rsid="004cf32a" style:font-size-asian="15pt" style:font-size-complex="15pt"/>
    </style:style>
    <style:style style:name="P65" style:family="paragraph" style:parent-style-name="Preformatted_20_Text">
      <style:text-properties fo:color="#000000" fo:font-size="15pt" officeooo:rsid="004e7e03" officeooo:paragraph-rsid="004e7e03" style:font-size-asian="15pt" style:font-size-complex="15pt"/>
    </style:style>
    <style:style style:name="P66" style:family="paragraph" style:parent-style-name="Preformatted_20_Text">
      <style:text-properties fo:color="#000000" fo:font-size="15pt" officeooo:rsid="0051b89c" officeooo:paragraph-rsid="0051b89c" style:font-size-asian="15pt" style:font-size-complex="15pt"/>
    </style:style>
    <style:style style:name="P67" style:family="paragraph" style:parent-style-name="Preformatted_20_Text">
      <style:text-properties fo:color="#000000" fo:font-size="15pt" officeooo:rsid="0054983f" officeooo:paragraph-rsid="0054983f" style:font-size-asian="15pt" style:font-size-complex="15pt"/>
    </style:style>
    <style:style style:name="P68" style:family="paragraph" style:parent-style-name="Preformatted_20_Text">
      <style:text-properties fo:color="#000000" fo:font-size="15pt" officeooo:rsid="005d25e7" officeooo:paragraph-rsid="005d25e7" style:font-size-asian="15pt" style:font-size-complex="15pt"/>
    </style:style>
    <style:style style:name="P69" style:family="paragraph" style:parent-style-name="Preformatted_20_Text">
      <style:text-properties fo:color="#000000" fo:font-size="15pt" officeooo:rsid="005fa80f" officeooo:paragraph-rsid="005fa80f" style:font-size-asian="15pt" style:font-size-complex="15pt"/>
    </style:style>
    <style:style style:name="P70" style:family="paragraph" style:parent-style-name="Preformatted_20_Text">
      <style:text-properties fo:color="#000000" fo:font-size="15pt" officeooo:rsid="005fa80f" officeooo:paragraph-rsid="00606323" style:font-size-asian="15pt" style:font-size-complex="15pt"/>
    </style:style>
    <style:style style:name="P71" style:family="paragraph" style:parent-style-name="Preformatted_20_Text">
      <style:text-properties fo:color="#000000" fo:font-size="15pt" officeooo:rsid="00606323" officeooo:paragraph-rsid="00606323" style:font-size-asian="15pt" style:font-size-complex="15pt"/>
    </style:style>
    <style:style style:name="P72" style:family="paragraph" style:parent-style-name="Preformatted_20_Text">
      <style:text-properties fo:color="#000000" fo:font-size="15pt" officeooo:rsid="0060ad0e" officeooo:paragraph-rsid="0060ad0e" style:font-size-asian="15pt" style:font-size-complex="15pt"/>
    </style:style>
    <style:style style:name="P73" style:family="paragraph" style:parent-style-name="Preformatted_20_Text">
      <style:text-properties fo:color="#000000" fo:font-size="15pt" officeooo:rsid="00619548" officeooo:paragraph-rsid="00619548" style:font-size-asian="15pt" style:font-size-complex="15pt"/>
    </style:style>
    <style:style style:name="P74" style:family="paragraph" style:parent-style-name="Preformatted_20_Text">
      <style:text-properties fo:color="#000000" fo:font-size="15pt" officeooo:rsid="00630903" officeooo:paragraph-rsid="00630903" style:font-size-asian="15pt" style:font-size-complex="15pt"/>
    </style:style>
    <style:style style:name="P75" style:family="paragraph" style:parent-style-name="Preformatted_20_Text">
      <style:text-properties fo:color="#000000" fo:font-size="15pt" officeooo:rsid="006a9736" officeooo:paragraph-rsid="006a9736" style:font-size-asian="15pt" style:font-size-complex="15pt"/>
    </style:style>
    <style:style style:name="P76" style:family="paragraph" style:parent-style-name="Preformatted_20_Text">
      <style:text-properties fo:color="#000000" fo:font-size="15pt" officeooo:rsid="006ce062" officeooo:paragraph-rsid="006ce062" style:font-size-asian="15pt" style:font-size-complex="15pt"/>
    </style:style>
    <style:style style:name="P77" style:family="paragraph" style:parent-style-name="Preformatted_20_Text">
      <style:text-properties fo:color="#000000" fo:font-size="15pt" officeooo:rsid="006ce062" officeooo:paragraph-rsid="00630903" style:font-size-asian="15pt" style:font-size-complex="15pt"/>
    </style:style>
    <style:style style:name="P78" style:family="paragraph" style:parent-style-name="Preformatted_20_Text">
      <style:text-properties fo:color="#000000" fo:font-size="15pt" officeooo:rsid="006d2f7c" officeooo:paragraph-rsid="006d2f7c" style:font-size-asian="15pt" style:font-size-complex="15pt"/>
    </style:style>
    <style:style style:name="P79" style:family="paragraph" style:parent-style-name="Preformatted_20_Text">
      <style:text-properties fo:color="#000000" fo:font-size="15pt" officeooo:rsid="00245b05" officeooo:paragraph-rsid="00245b05" style:font-size-asian="15pt" style:font-size-complex="15pt"/>
    </style:style>
    <style:style style:name="P80" style:family="paragraph" style:parent-style-name="Preformatted_20_Text">
      <style:text-properties fo:color="#000000" fo:font-size="15pt" officeooo:rsid="00245b05" officeooo:paragraph-rsid="00265732" style:font-size-asian="15pt" style:font-size-complex="15pt"/>
    </style:style>
    <style:style style:name="P81" style:family="paragraph" style:parent-style-name="Preformatted_20_Text">
      <style:text-properties fo:color="#000000" fo:font-size="15pt" officeooo:rsid="003ab120" officeooo:paragraph-rsid="003ab120" style:font-size-asian="15pt" style:font-size-complex="15pt"/>
    </style:style>
    <style:style style:name="P82" style:family="paragraph" style:parent-style-name="Preformatted_20_Text">
      <style:text-properties fo:color="#000000" fo:font-size="15pt" officeooo:rsid="003ff57c" officeooo:paragraph-rsid="003ff57c" style:font-size-asian="15pt" style:font-size-complex="15pt"/>
    </style:style>
    <style:style style:name="P83" style:family="paragraph" style:parent-style-name="Preformatted_20_Text">
      <style:text-properties fo:color="#000000" fo:font-size="15pt" officeooo:rsid="003bd72c" officeooo:paragraph-rsid="003bd72c" style:font-size-asian="15pt" style:font-size-complex="15pt"/>
    </style:style>
    <style:style style:name="P84" style:family="paragraph" style:parent-style-name="Preformatted_20_Text">
      <style:text-properties fo:color="#000000" fo:font-size="15pt" officeooo:rsid="0071eb4e" officeooo:paragraph-rsid="0071eb4e" style:font-size-asian="15pt" style:font-size-complex="15pt"/>
    </style:style>
    <style:style style:name="P85" style:family="paragraph" style:parent-style-name="Preformatted_20_Text">
      <style:text-properties fo:color="#000000" fo:font-size="15pt" officeooo:rsid="0075687a" officeooo:paragraph-rsid="0075687a" style:font-size-asian="15pt" style:font-size-complex="15pt"/>
    </style:style>
    <style:style style:name="P86" style:family="paragraph" style:parent-style-name="Preformatted_20_Text">
      <style:text-properties fo:color="#000000" fo:font-size="15pt" officeooo:rsid="007726ea" officeooo:paragraph-rsid="007726ea" style:font-size-asian="15pt" style:font-size-complex="15pt"/>
    </style:style>
    <style:style style:name="P87" style:family="paragraph" style:parent-style-name="Preformatted_20_Text">
      <style:text-properties fo:color="#000000" fo:font-size="15pt" officeooo:rsid="00816b82" officeooo:paragraph-rsid="00816b82" style:font-size-asian="15pt" style:font-size-complex="15pt"/>
    </style:style>
    <style:style style:name="P88" style:family="paragraph" style:parent-style-name="Preformatted_20_Text">
      <style:text-properties fo:color="#000000" fo:font-size="15pt" officeooo:rsid="00845f25" officeooo:paragraph-rsid="00845f25" style:font-size-asian="15pt" style:font-size-complex="15pt"/>
    </style:style>
    <style:style style:name="P89" style:family="paragraph" style:parent-style-name="Preformatted_20_Text">
      <style:text-properties fo:color="#000000" fo:font-size="15pt" officeooo:rsid="00861079" officeooo:paragraph-rsid="00861079" style:font-size-asian="15pt" style:font-size-complex="15pt"/>
    </style:style>
    <style:style style:name="P90" style:family="paragraph" style:parent-style-name="Preformatted_20_Text">
      <style:text-properties fo:color="#000000" fo:font-size="15pt" officeooo:rsid="00876eda" officeooo:paragraph-rsid="00876eda" style:font-size-asian="15pt" style:font-size-complex="15pt"/>
    </style:style>
    <style:style style:name="P91" style:family="paragraph" style:parent-style-name="Preformatted_20_Text">
      <style:text-properties fo:color="#000000" fo:font-size="15pt" officeooo:rsid="008a87dc" officeooo:paragraph-rsid="008a87dc" style:font-size-asian="15pt" style:font-size-complex="15pt"/>
    </style:style>
    <style:style style:name="P92" style:family="paragraph" style:parent-style-name="Preformatted_20_Text">
      <style:text-properties fo:color="#000000" fo:font-size="15pt" officeooo:rsid="008b214f" officeooo:paragraph-rsid="008b214f" style:font-size-asian="15pt" style:font-size-complex="15pt"/>
    </style:style>
    <style:style style:name="P93" style:family="paragraph" style:parent-style-name="Preformatted_20_Text">
      <style:text-properties fo:color="#000000" fo:font-size="15pt" officeooo:rsid="008ceecf" officeooo:paragraph-rsid="008ceecf" style:font-size-asian="15pt" style:font-size-complex="15pt"/>
    </style:style>
    <style:style style:name="P94" style:family="paragraph" style:parent-style-name="Preformatted_20_Text">
      <style:text-properties fo:color="#000000" fo:font-size="15pt" officeooo:rsid="00922afd" officeooo:paragraph-rsid="00922afd" style:font-size-asian="15pt" style:font-size-complex="15pt"/>
    </style:style>
    <style:style style:name="P95" style:family="paragraph" style:parent-style-name="Preformatted_20_Text">
      <style:text-properties fo:color="#000000" fo:font-size="15pt" officeooo:rsid="00964fc2" officeooo:paragraph-rsid="00964fc2" style:font-size-asian="15pt" style:font-size-complex="15pt"/>
    </style:style>
    <style:style style:name="P96" style:family="paragraph" style:parent-style-name="Preformatted_20_Text">
      <style:text-properties fo:color="#000000" fo:font-size="15pt" officeooo:rsid="00983050" officeooo:paragraph-rsid="00983050" style:font-size-asian="15pt" style:font-size-complex="15pt"/>
    </style:style>
    <style:style style:name="P97" style:family="paragraph" style:parent-style-name="Preformatted_20_Text">
      <style:text-properties fo:color="#000000" fo:font-size="15pt" officeooo:rsid="009ae946" officeooo:paragraph-rsid="009ae946" style:font-size-asian="15pt" style:font-size-complex="15pt"/>
    </style:style>
    <style:style style:name="P98" style:family="paragraph" style:parent-style-name="Preformatted_20_Text">
      <style:text-properties fo:color="#000000" fo:font-size="15pt" officeooo:rsid="009e1467" officeooo:paragraph-rsid="009e1467" style:font-size-asian="15pt" style:font-size-complex="15pt"/>
    </style:style>
    <style:style style:name="P99" style:family="paragraph" style:parent-style-name="Preformatted_20_Text">
      <style:text-properties fo:color="#000000" fo:font-size="15pt" officeooo:rsid="00a2368a" officeooo:paragraph-rsid="00a2368a" style:font-size-asian="15pt" style:font-size-complex="15pt"/>
    </style:style>
    <style:style style:name="P100" style:family="paragraph" style:parent-style-name="Preformatted_20_Text">
      <style:text-properties fo:color="#000000" fo:font-size="15pt" officeooo:rsid="00a4d806" officeooo:paragraph-rsid="00a4d806" style:font-size-asian="15pt" style:font-size-complex="15pt"/>
    </style:style>
    <style:style style:name="P101" style:family="paragraph" style:parent-style-name="Preformatted_20_Text">
      <style:text-properties fo:color="#000000" fo:font-size="15pt" officeooo:rsid="00aa3554" officeooo:paragraph-rsid="00aa3554" style:font-size-asian="15pt" style:font-size-complex="15pt"/>
    </style:style>
    <style:style style:name="P102" style:family="paragraph" style:parent-style-name="Preformatted_20_Text">
      <style:text-properties fo:color="#000000" fo:font-size="15pt" officeooo:rsid="00adbc66" officeooo:paragraph-rsid="00adbc66" style:font-size-asian="15pt" style:font-size-complex="15pt"/>
    </style:style>
    <style:style style:name="P103" style:family="paragraph" style:parent-style-name="Preformatted_20_Text">
      <style:text-properties fo:color="#000000" fo:font-size="15pt" officeooo:rsid="00aec609" officeooo:paragraph-rsid="00aec609" style:font-size-asian="15pt" style:font-size-complex="15pt"/>
    </style:style>
    <style:style style:name="P104" style:family="paragraph" style:parent-style-name="Preformatted_20_Text">
      <style:text-properties fo:color="#000000" fo:font-size="15pt" officeooo:rsid="00b2438f" officeooo:paragraph-rsid="00b2438f" style:font-size-asian="15pt" style:font-size-complex="15pt"/>
    </style:style>
    <style:style style:name="P105" style:family="paragraph" style:parent-style-name="Preformatted_20_Text">
      <style:text-properties fo:color="#000000" fo:font-size="15pt" officeooo:rsid="00b919b3" officeooo:paragraph-rsid="00b919b3" style:font-size-asian="15pt" style:font-size-complex="15pt"/>
    </style:style>
    <style:style style:name="P106" style:family="paragraph" style:parent-style-name="Preformatted_20_Text">
      <style:text-properties fo:color="#000000" fo:font-size="15pt" officeooo:rsid="00baab32" officeooo:paragraph-rsid="00baab32" style:font-size-asian="15pt" style:font-size-complex="15pt"/>
    </style:style>
    <style:style style:name="P107" style:family="paragraph" style:parent-style-name="Preformatted_20_Text">
      <style:text-properties fo:color="#000000" fo:font-size="15pt" officeooo:rsid="00bb405e" officeooo:paragraph-rsid="00bb405e" style:font-size-asian="15pt" style:font-size-complex="15pt"/>
    </style:style>
    <style:style style:name="P108" style:family="paragraph" style:parent-style-name="Preformatted_20_Text">
      <style:text-properties fo:color="#000000" fo:font-size="15pt" officeooo:rsid="00bef054" officeooo:paragraph-rsid="00bef054" style:font-size-asian="15pt" style:font-size-complex="15pt"/>
    </style:style>
    <style:style style:name="P109" style:family="paragraph" style:parent-style-name="Preformatted_20_Text">
      <style:text-properties fo:color="#000000" fo:font-size="15pt" officeooo:rsid="00c2bc83" officeooo:paragraph-rsid="00c2bc83" style:font-size-asian="15pt" style:font-size-complex="15pt"/>
    </style:style>
    <style:style style:name="P110" style:family="paragraph" style:parent-style-name="Preformatted_20_Text">
      <style:text-properties fo:color="#000000" fo:font-size="15pt" officeooo:rsid="00c357cf" officeooo:paragraph-rsid="00c357cf" style:font-size-asian="15pt" style:font-size-complex="15pt"/>
    </style:style>
    <style:style style:name="P111" style:family="paragraph" style:parent-style-name="Preformatted_20_Text">
      <style:text-properties fo:color="#000000" fo:font-size="15pt" officeooo:rsid="00c447a0" officeooo:paragraph-rsid="00c447a0" style:font-size-asian="15pt" style:font-size-complex="15pt"/>
    </style:style>
    <style:style style:name="P112" style:family="paragraph" style:parent-style-name="Preformatted_20_Text">
      <style:text-properties fo:color="#000000" fo:font-size="15pt" officeooo:rsid="00c4c729" officeooo:paragraph-rsid="00c4c729" style:font-size-asian="15pt" style:font-size-complex="15pt"/>
    </style:style>
    <style:style style:name="P113" style:family="paragraph" style:parent-style-name="Preformatted_20_Text">
      <style:text-properties fo:color="#000000" fo:font-size="15pt" officeooo:rsid="00c52233" officeooo:paragraph-rsid="00c52233" style:font-size-asian="15pt" style:font-size-complex="15pt"/>
    </style:style>
    <style:style style:name="P114" style:family="paragraph" style:parent-style-name="Preformatted_20_Text">
      <style:text-properties fo:color="#000000" fo:font-size="15pt" officeooo:rsid="00c52233" officeooo:paragraph-rsid="00c5f767" style:font-size-asian="15pt" style:font-size-complex="15pt"/>
    </style:style>
    <style:style style:name="P115" style:family="paragraph" style:parent-style-name="Preformatted_20_Text">
      <style:text-properties fo:color="#000000" fo:font-size="15pt" officeooo:rsid="00c69ae8" officeooo:paragraph-rsid="00c69ae8" style:font-size-asian="15pt" style:font-size-complex="15pt"/>
    </style:style>
    <style:style style:name="P116" style:family="paragraph" style:parent-style-name="Preformatted_20_Text">
      <style:text-properties fo:color="#000000" fo:font-size="15pt" officeooo:rsid="00c79ddb" officeooo:paragraph-rsid="00c79ddb" style:font-size-asian="15pt" style:font-size-complex="15pt"/>
    </style:style>
    <style:style style:name="P117" style:family="paragraph" style:parent-style-name="Preformatted_20_Text">
      <style:text-properties fo:color="#000000" fo:font-size="15pt" officeooo:rsid="00c7a3e4" officeooo:paragraph-rsid="00c7a3e4" style:font-size-asian="15pt" style:font-size-complex="15pt"/>
    </style:style>
    <style:style style:name="P118" style:family="paragraph" style:parent-style-name="Preformatted_20_Text">
      <style:text-properties fo:color="#000000" fo:font-size="15pt" officeooo:rsid="00c8dbe6" officeooo:paragraph-rsid="00c8dbe6" style:font-size-asian="15pt" style:font-size-complex="15pt"/>
    </style:style>
    <style:style style:name="P119" style:family="paragraph" style:parent-style-name="Preformatted_20_Text">
      <style:text-properties fo:color="#000000" fo:font-size="15pt" officeooo:rsid="00ca7e75" officeooo:paragraph-rsid="00c69ae8" style:font-size-asian="15pt" style:font-size-complex="15pt"/>
    </style:style>
    <style:style style:name="P120" style:family="paragraph" style:parent-style-name="Preformatted_20_Text">
      <style:text-properties fo:color="#000000" fo:font-size="15pt" officeooo:rsid="00ca7e75" officeooo:paragraph-rsid="00ca7e75" style:font-size-asian="15pt" style:font-size-complex="15pt"/>
    </style:style>
    <style:style style:name="P121" style:family="paragraph" style:parent-style-name="Preformatted_20_Text">
      <style:text-properties fo:color="#000000" fo:font-size="15pt" officeooo:rsid="00cc316c" officeooo:paragraph-rsid="00cc316c" style:font-size-asian="15pt" style:font-size-complex="15pt"/>
    </style:style>
    <style:style style:name="P122" style:family="paragraph" style:parent-style-name="Preformatted_20_Text">
      <style:text-properties fo:color="#000000" fo:font-size="15pt" officeooo:rsid="00cecd52" officeooo:paragraph-rsid="00cecd52" style:font-size-asian="15pt" style:font-size-complex="15pt"/>
    </style:style>
    <style:style style:name="P123" style:family="paragraph" style:parent-style-name="Preformatted_20_Text">
      <style:text-properties fo:color="#000000" fo:font-size="15pt" officeooo:rsid="00d3992d" officeooo:paragraph-rsid="00d3992d" style:font-size-asian="15pt" style:font-size-complex="15pt"/>
    </style:style>
    <style:style style:name="P124" style:family="paragraph" style:parent-style-name="Preformatted_20_Text">
      <style:text-properties fo:color="#000000" fo:font-size="15pt" officeooo:rsid="00d3c71e" officeooo:paragraph-rsid="00d3c71e" style:font-size-asian="15pt" style:font-size-complex="15pt"/>
    </style:style>
    <style:style style:name="P125" style:family="paragraph" style:parent-style-name="Preformatted_20_Text">
      <style:text-properties fo:color="#000000" fo:font-size="15pt" officeooo:rsid="00d3c71e" officeooo:paragraph-rsid="00d5ceb0" style:font-size-asian="15pt" style:font-size-complex="15pt"/>
    </style:style>
    <style:style style:name="P126" style:family="paragraph" style:parent-style-name="Preformatted_20_Text">
      <style:text-properties fo:color="#000000" fo:font-size="15pt" officeooo:rsid="00d50390" officeooo:paragraph-rsid="00d50390" style:font-size-asian="15pt" style:font-size-complex="15pt"/>
    </style:style>
    <style:style style:name="P127" style:family="paragraph" style:parent-style-name="Preformatted_20_Text">
      <style:text-properties fo:color="#000000" fo:font-size="15pt" officeooo:rsid="00d5ceb0" officeooo:paragraph-rsid="00d5ceb0" style:font-size-asian="15pt" style:font-size-complex="15pt"/>
    </style:style>
    <style:style style:name="P128" style:family="paragraph" style:parent-style-name="Preformatted_20_Text">
      <style:text-properties fo:color="#000000" fo:font-size="15pt" officeooo:rsid="00d5ceb0" officeooo:paragraph-rsid="00d3c71e" style:font-size-asian="15pt" style:font-size-complex="15pt"/>
    </style:style>
    <style:style style:name="P129" style:family="paragraph" style:parent-style-name="Preformatted_20_Text">
      <style:text-properties fo:color="#000000" fo:font-size="15pt" officeooo:rsid="00e170d9" officeooo:paragraph-rsid="00e170d9" style:font-size-asian="15pt" style:font-size-complex="15pt"/>
    </style:style>
    <style:style style:name="P130" style:family="paragraph" style:parent-style-name="Preformatted_20_Text">
      <style:text-properties fo:color="#000000" fo:font-size="22pt" officeooo:rsid="00baab32" officeooo:paragraph-rsid="00baab32" style:font-size-asian="22pt" style:font-size-complex="22pt"/>
    </style:style>
    <style:style style:name="P131" style:family="paragraph" style:parent-style-name="Table_20_Contents">
      <style:text-properties fo:font-size="2pt" style:font-size-asian="2pt" style:font-size-complex="2pt"/>
    </style:style>
    <style:style style:name="P132" style:family="paragraph" style:parent-style-name="Text_20_body" style:list-style-name="L1"/>
    <style:style style:name="P133" style:family="paragraph" style:parent-style-name="Text_20_body" style:list-style-name="L1">
      <style:paragraph-properties fo:margin-top="0cm" fo:margin-bottom="0cm" loext:contextual-spacing="false"/>
    </style:style>
    <style:style style:name="P134" style:family="paragraph" style:parent-style-name="Preformatted_20_Text">
      <style:text-properties fo:font-size="15pt" officeooo:rsid="0017f20f" officeooo:paragraph-rsid="0017a1d4" style:font-size-asian="15pt" style:font-size-complex="15pt"/>
    </style:style>
    <style:style style:name="P135" style:family="paragraph" style:parent-style-name="Preformatted_20_Text">
      <style:text-properties fo:font-size="15pt" officeooo:rsid="00f01efd" officeooo:paragraph-rsid="00f01efd" style:font-size-asian="15pt" style:font-size-complex="15pt"/>
    </style:style>
    <style:style style:name="P1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ca5f"/>
    </style:style>
    <style:style style:name="T2" style:family="text">
      <style:text-properties officeooo:rsid="0014149f"/>
    </style:style>
    <style:style style:name="T3" style:family="text">
      <style:text-properties officeooo:rsid="001484af"/>
    </style:style>
    <style:style style:name="T4" style:family="text">
      <style:text-properties fo:color="#cc0000"/>
    </style:style>
    <style:style style:name="T5" style:family="text">
      <style:text-properties fo:color="#cc0000" officeooo:rsid="00368cad"/>
    </style:style>
    <style:style style:name="T6" style:family="text">
      <style:text-properties fo:color="#cc0000" officeooo:rsid="008b63e6"/>
    </style:style>
    <style:style style:name="T7" style:family="text">
      <style:text-properties fo:color="#cc0000" officeooo:rsid="009fbfde"/>
    </style:style>
    <style:style style:name="T8" style:family="text">
      <style:text-properties fo:color="#cc0000" officeooo:rsid="00aca3bc"/>
    </style:style>
    <style:style style:name="T9" style:family="text">
      <style:text-properties fo:color="#cc0000" officeooo:rsid="00e170d9"/>
    </style:style>
    <style:style style:name="T10" style:family="text">
      <style:text-properties officeooo:rsid="00198a57"/>
    </style:style>
    <style:style style:name="T11" style:family="text">
      <style:text-properties officeooo:rsid="001a4e1c"/>
    </style:style>
    <style:style style:name="T12" style:family="text">
      <style:text-properties officeooo:rsid="001c011f"/>
    </style:style>
    <style:style style:name="T13" style:family="text">
      <style:text-properties officeooo:rsid="001da470"/>
    </style:style>
    <style:style style:name="T14" style:family="text">
      <style:text-properties officeooo:rsid="00245b05"/>
    </style:style>
    <style:style style:name="T15" style:family="text">
      <style:text-properties officeooo:rsid="0027fad3"/>
    </style:style>
    <style:style style:name="T16" style:family="text">
      <style:text-properties officeooo:rsid="002fe806"/>
    </style:style>
    <style:style style:name="T17" style:family="text">
      <style:text-properties officeooo:rsid="003267a8"/>
    </style:style>
    <style:style style:name="T18" style:family="text">
      <style:text-properties officeooo:rsid="0033bbb5"/>
    </style:style>
    <style:style style:name="T19" style:family="text">
      <style:text-properties officeooo:rsid="0039b604"/>
    </style:style>
    <style:style style:name="T20" style:family="text">
      <style:text-properties officeooo:rsid="003a70e3"/>
    </style:style>
    <style:style style:name="T21" style:family="text">
      <style:text-properties officeooo:rsid="003ab120"/>
    </style:style>
    <style:style style:name="T22" style:family="text">
      <style:text-properties officeooo:rsid="003bd72c"/>
    </style:style>
    <style:style style:name="T23" style:family="text">
      <style:text-properties officeooo:rsid="0046e1e4"/>
    </style:style>
    <style:style style:name="T24" style:family="text">
      <style:text-properties officeooo:rsid="0052b1ba"/>
    </style:style>
    <style:style style:name="T25" style:family="text">
      <style:text-properties officeooo:rsid="00558c77"/>
    </style:style>
    <style:style style:name="T26" style:family="text">
      <style:text-properties officeooo:rsid="00606323"/>
    </style:style>
    <style:style style:name="T27" style:family="text">
      <style:text-properties officeooo:rsid="00642083"/>
    </style:style>
    <style:style style:name="T28" style:family="text">
      <style:text-properties officeooo:rsid="0065a299"/>
    </style:style>
    <style:style style:name="T29" style:family="text">
      <style:text-properties officeooo:rsid="0066b619"/>
    </style:style>
    <style:style style:name="T30" style:family="text">
      <style:text-properties officeooo:rsid="006e7b81"/>
    </style:style>
    <style:style style:name="T31" style:family="text">
      <style:text-properties officeooo:rsid="006f45a8"/>
    </style:style>
    <style:style style:name="T32" style:family="text">
      <style:text-properties officeooo:rsid="0070d09f"/>
    </style:style>
    <style:style style:name="T33" style:family="text">
      <style:text-properties officeooo:rsid="007726ea"/>
    </style:style>
    <style:style style:name="T34" style:family="text">
      <style:text-properties officeooo:rsid="007fe2df"/>
    </style:style>
    <style:style style:name="T35" style:family="text">
      <style:text-properties officeooo:rsid="008a7490"/>
    </style:style>
    <style:style style:name="T36" style:family="text">
      <style:text-properties officeooo:rsid="008b63e6"/>
    </style:style>
    <style:style style:name="T37" style:family="text">
      <style:text-properties officeooo:rsid="008e0edd"/>
    </style:style>
    <style:style style:name="T38" style:family="text">
      <style:text-properties officeooo:rsid="008fc849"/>
    </style:style>
    <style:style style:name="T39" style:family="text">
      <style:text-properties officeooo:rsid="0092a84a"/>
    </style:style>
    <style:style style:name="T40" style:family="text">
      <style:text-properties officeooo:rsid="00945aec"/>
    </style:style>
    <style:style style:name="T41" style:family="text">
      <style:text-properties officeooo:rsid="00983050"/>
    </style:style>
    <style:style style:name="T42" style:family="text">
      <style:text-properties officeooo:rsid="00a66a69"/>
    </style:style>
    <style:style style:name="T43" style:family="text">
      <style:text-properties officeooo:rsid="00a98a79"/>
    </style:style>
    <style:style style:name="T44" style:family="text">
      <style:text-properties officeooo:rsid="00b0bca6"/>
    </style:style>
    <style:style style:name="T45" style:family="text">
      <style:text-properties officeooo:rsid="00b58101"/>
    </style:style>
    <style:style style:name="T46" style:family="text">
      <style:text-properties officeooo:rsid="00b75522"/>
    </style:style>
    <style:style style:name="T47" style:family="text">
      <style:text-properties officeooo:rsid="00bef054"/>
    </style:style>
    <style:style style:name="T48" style:family="text">
      <style:text-properties officeooo:rsid="00c5f767"/>
    </style:style>
    <style:style style:name="T49" style:family="text">
      <style:text-properties officeooo:rsid="00cc316c"/>
    </style:style>
    <style:style style:name="T50" style:family="text">
      <style:text-properties officeooo:rsid="00ccfbc0"/>
    </style:style>
    <style:style style:name="T51" style:family="text">
      <style:text-properties officeooo:rsid="00cecd52"/>
    </style:style>
    <style:style style:name="T52" style:family="text">
      <style:text-properties officeooo:rsid="00d663d7"/>
    </style:style>
    <style:style style:name="T53" style:family="text">
      <style:text-properties officeooo:rsid="00d83cb7"/>
    </style:style>
    <style:style style:name="T54" style:family="text">
      <style:text-properties officeooo:rsid="00dbda82"/>
    </style:style>
    <style:style style:name="T55" style:family="text">
      <style:text-properties officeooo:rsid="00e2c4f2"/>
    </style:style>
    <style:style style:name="T56" style:family="text">
      <style:text-properties officeooo:rsid="00e47ff8"/>
    </style:style>
    <style:style style:name="T57" style:family="text">
      <style:text-properties officeooo:rsid="00eb44c9"/>
    </style:style>
    <style:style style:name="T58" style:family="text">
      <style:text-properties officeooo:rsid="00ef0fb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5 回顾</text:p>
      <text:p text:style-name="P1">for x in iterable</text:p>
      <text:p text:style-name="P2">列表推导式</text:p>
      <text:p text:style-name="P2">[x for x in iterable <text:span text:style-name="T1">[if 真值表达式]</text:span>]</text:p>
      <text:p text:style-name="P2"/>
      <text:p text:style-name="P3">迭代器　</text:p>
      <text:p text:style-name="P3">iter(iterable) <text:s/>返回迭代器</text:p>
      <text:p text:style-name="P3">next(iterator) <text:s/>返回可迭代对象提供的数据<text:span text:style-name="T2">，当没有数据时，报告 异常 stopiteration</text:span></text:p>
      <text:p text:style-name="P3"/>
      <text:p text:style-name="P4">生成器函数　</text:p>
      <text:p text:style-name="P4">生成器表达式　</text:p>
      <text:p text:style-name="P4"/>
      <text:p text:style-name="P4"><text:span text:style-name="T4">生成器是能够动态的提供数据，现用现生成　不占用计算机空间</text:span>．</text:p>
      <text:p text:style-name="P4">Def 语句内部含有yield语句　就是生成器函数　</text:p>
      <text:p text:style-name="P4">生成器返回的是一个可迭代对象　（到<text:span text:style-name="T3">yield出现一个对象，循环出现）</text:span></text:p>
      <text:p text:style-name="P4"/>
      <text:p text:style-name="P4">生成器表达式　</text:p>
      <text:p text:style-name="P5">(x for x in range(10))</text:p>
      <text:p text:style-name="P6">你朝他要数据　他才生成数据　不储存数据</text:p>
      <text:p text:style-name="P135">生成器不会后退　</text:p>
      <text:p text:style-name="P6"/>
      <text:p text:style-name="P6">迭代相关函数<text:span text:style-name="T10">　</text:span></text:p>
      <text:p text:style-name="P7">zip（iter1,iter2..)</text:p>
      <text:p text:style-name="P7">返回可迭代<text:span text:style-name="T11">的</text:span>相应参数的元组　</text:p>
      <text:p text:style-name="P7"/>
      <text:p text:style-name="P7">enumerate(iterable ,start=0)</text:p>
      <text:p text:style-name="P8">枚举</text:p>
      <text:p text:style-name="P8">可迭代对象里面的对象进行编号<text:span text:style-name="T12">　</text:span></text:p>
      <text:p text:style-name="P8"/>
      <text:p text:style-name="P8">字节串不可变<text:span text:style-name="T13">　跟元组字符串一样　</text:span></text:p>
      <text:p text:style-name="P8">字节数组可变<text:span text:style-name="T13">　跟列表　字典一样　可以序列索引添加数据</text:span></text:p>
      <text:p text:style-name="P8"/>
      <text:p text:style-name="P9"/>
      <text:p text:style-name="P9"/>
      <text:p text:style-name="P10">len此类函数可以用于一切容器</text:p>
      <text:p text:style-name="P10"/>
      <text:p text:style-name="P10"/>
      <text:p text:style-name="P10"/>
      <text:p text:style-name="P10"/>
      <text:p text:style-name="P10"><text:soft-page-break/></text:p>
      <text:p text:style-name="P11">day16 </text:p>
      <text:p text:style-name="P41">文件　file </text:p>
      <text:p text:style-name="P41">什么是文件　</text:p>
      <text:p text:style-name="P41"/>
      <text:p text:style-name="P41">文件是用于数据存储的单位</text:p>
      <text:p text:style-name="P41">文件通常用来长期存储数据</text:p>
      <text:p text:style-name="P41">文件中的数据是以字节（byte）为单位进行存储的　</text:p>
      <text:p text:style-name="P41"/>
      <text:p text:style-name="P41">文件的操作流程：</text:p>
      <text:p text:style-name="P41">１，打开文件</text:p>
      <text:p text:style-name="P41">２，读/写文件</text:p>
      <text:p text:style-name="P41">３，关闭文件　</text:p>
      <text:p text:style-name="P41">　　注：　任何操作系统，一个应用程序同时打开文件的数量有最大数限制</text:p>
      <text:p text:style-name="P41"/>
      <text:p text:style-name="P42">１。　打开文件</text:p>
      <text:p text:style-name="P42">文件的打开函数　</text:p>
      <text:p text:style-name="P42">open(file,mode=’rt’)用于打开一个文件，返回此文件对应的文件流对象，如果打开失败则会触发<text:span text:style-name="T4">OSError</text:span>错误　 用<text:span text:style-name="T57">try 语句</text:span></text:p>
      <text:p text:style-name="P42"/>
      <text:p text:style-name="P42">文件的关闭方法：</text:p>
      <text:p text:style-name="P42">Ｆ.close() <text:s/>#　关闭文件，释放系统资源　</text:p>
      <text:p text:style-name="P42"/>
      <text:p text:style-name="P42">文本文件<text:span text:style-name="T14">的操作：</text:span></text:p>
      <text:p text:style-name="P42">文本文件<text:span text:style-name="T14">的模式字符 <text:s/>‘t’</text:span></text:p>
      <text:p text:style-name="P42"/>
      <text:p text:style-name="P12">说明<text:span text:style-name="T14">：</text:span></text:p>
      <text:p text:style-name="P13"><text:span text:style-name="T14">１，</text:span>对文本文件<text:span text:style-name="T14">的读写需要用字符串str　进行读取和写入数据，</text:span></text:p>
      <text:p text:style-name="P13"><text:span text:style-name="T14">２，</text:span>默认文件<text:span text:style-name="T14">中存储的都是字符（文字）数据，在读写中会自动进行编码　　　　　转换操作</text:span></text:p>
      <text:p text:style-name="P23">３，以行为单位分隔，在python内统一用’\n’用作换行符进行分隔</text:p>
      <text:p text:style-name="P13"/>
      <text:p text:style-name="P79">各操作系统的换行符</text:p>
      <text:p text:style-name="P43"/>
      <text:p text:style-name="P79">Linux 换行符　　’\n’</text:p>
      <text:p text:style-name="P79">windows　换行符　　　’\r\n’</text:p>
      <text:p text:style-name="P79">旧的macintosh换行符　　’\r’</text:p>
      <text:p text:style-name="P79">新的mas os 换行符　’\n’</text:p>
      <text:p text:style-name="P43"/>
      <text:p text:style-name="P79"><text:soft-page-break/>文件流对象常用的方法见：</text:p>
      <text:p text:style-name="P80">文件.html　　　　　</text:p>
      <text:p text:style-name="P44"/>
      <text:p text:style-name="P14">文本文件读方法</text:p>
      <text:p text:style-name="P45">f.readline()<text:span text:style-name="T17">　　　一行</text:span></text:p>
      <text:p text:style-name="P45">f.readlines()<text:span text:style-name="T17">　　每一行用列表输出</text:span></text:p>
      <text:p text:style-name="P45">f.readread<text:span text:style-name="T15">(读取字符个数)</text:span></text:p>
      <text:p text:style-name="P46">文本文件需要用到字符串进行读写操作　默认的存储的都是字符，</text:p>
      <text:p text:style-name="P46"/>
      <text:p text:style-name="P46"/>
      <text:p text:style-name="P46">读写在一起　</text:p>
      <text:p text:style-name="P46">input / output</text:p>
      <text:p text:style-name="P15">文本文件写方法　</text:p>
      <text:p text:style-name="P47">模式字符串　’w’</text:p>
      <text:p text:style-name="P47">f.write(字符串)</text:p>
      <text:p text:style-name="P47">f.writrlines(字符串列表）</text:p>
      <text:p text:style-name="P47"/>
      <text:p text:style-name="P47"/>
      <text:p text:style-name="P48">f=open(‘my.txt’) <text:s/>如果不写第二个参数　默认　 open(‘my.txt’,’rt’)</text:p>
      <text:p text:style-name="P48"/>
      <text:p text:style-name="P48"/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Heading">字符</text:p>
            </table:table-cell>
            <table:table-cell table:style-name="表格1.A1" office:value-type="string">
              <text:p text:style-name="Table_20_Heading">含义</text:p>
            </table:table-cell>
          </table:table-row>
        </table:table-header-rows>
        <table:table-row>
          <table:table-cell table:style-name="表格1.A1" office:value-type="string">
            <text:p text:style-name="Table_20_Contents">'r'</text:p>
          </table:table-cell>
          <table:table-cell table:style-name="表格1.A1" office:value-type="string">
            <text:p text:style-name="Table_20_Contents">以只读方式打开(默认)</text:p>
          </table:table-cell>
        </table:table-row>
        <table:table-row>
          <table:table-cell table:style-name="表格1.A1" office:value-type="string">
            <text:p text:style-name="Table_20_Contents">'w'</text:p>
          </table:table-cell>
          <table:table-cell table:style-name="表格1.A1" office:value-type="string">
            <text:p text:style-name="Table_20_Contents">以只写方式打开，删除原有文件内容(如果文件不存在，则创建该文件并以只写方式打开)</text:p>
          </table:table-cell>
        </table:table-row>
        <table:table-row>
          <table:table-cell table:style-name="表格1.A1" office:value-type="string">
            <text:p text:style-name="Table_20_Contents">'x'</text:p>
          </table:table-cell>
          <table:table-cell table:style-name="表格1.A1" office:value-type="string">
            <text:p text:style-name="Table_20_Contents">创建一个新文件, 并以写模式打开这个文件,如果文件存在则会产生"FileExistsError"错误</text:p>
          </table:table-cell>
        </table:table-row>
        <table:table-row>
          <table:table-cell table:style-name="表格1.A1" office:value-type="string">
            <text:p text:style-name="Table_20_Contents">'a'</text:p>
          </table:table-cell>
          <table:table-cell table:style-name="表格1.A1" office:value-type="string">
            <text:p text:style-name="Table_20_Contents">以只写文件打开一个文件，如果有原文件则追加到文件末尾</text:p>
          </table:table-cell>
        </table:table-row>
        <table:table-row>
          <table:table-cell table:style-name="表格1.A1" office:value-type="string">
            <text:p text:style-name="Table_20_Contents">'b'</text:p>
          </table:table-cell>
          <table:table-cell table:style-name="表格1.A1" office:value-type="string">
            <text:p text:style-name="Table_20_Contents">用二进制模式打开</text:p>
          </table:table-cell>
        </table:table-row>
        <table:table-row>
          <table:table-cell table:style-name="表格1.A1" office:value-type="string">
            <text:p text:style-name="Table_20_Contents">'t'</text:p>
          </table:table-cell>
          <table:table-cell table:style-name="表格1.A1" office:value-type="string">
            <text:p text:style-name="Table_20_Contents">文本文件模式打开 (默认)</text:p>
          </table:table-cell>
        </table:table-row>
        <table:table-row>
          <table:table-cell table:style-name="表格1.A1" office:value-type="string">
            <text:p text:style-name="Table_20_Contents">'+'</text:p>
          </table:table-cell>
          <table:table-cell table:style-name="表格1.A1" office:value-type="string">
            <text:p text:style-name="Table_20_Contents">为更新内容打开一个磁盘文件 (可读可写)</text:p>
          </table:table-cell>
        </table:table-row>
      </table:table>
      <text:list xml:id="list8389187003687536122" text:style-name="L1">
        <text:list-item>
          <text:p text:style-name="P133">缺省模式是 'rt' </text:p>
        </text:list-item>
        <text:list-item>
          <text:p text:style-name="P133">'w+b' 可以实现二进制随机读写，当打开文件时，文件内容将被清零 </text:p>
        </text:list-item>
        <text:list-item>
          <text:p text:style-name="P133">'r+b' 以二进制读和更新模式打开文件,打开文件时不会清空文件内容 </text:p>
        </text:list-item>
        <text:list-item>
          <text:p text:style-name="P132">'r+' 以文本模式读和更新模式打开文件,打开文件时不会清空文件内容 </text:p>
        </text:list-item>
      </text:list>
      <text:h text:style-name="Heading_20_4" text:outline-level="4"><text:bookmark text:name="python_1"/>python 文件常用方法:</text:h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Table_20_Heading">方法</text:p>
            </table:table-cell>
            <table:table-cell table:style-name="表格2.A1" office:value-type="string">
              <text:p text:style-name="Table_20_Heading">说明</text:p>
            </table:table-cell>
          </table:table-row>
        </table:table-header-rows>
        <table:table-row>
          <table:table-cell table:style-name="表格2.A1" office:value-type="string">
            <text:p text:style-name="Table_20_Contents">F.close()</text:p>
          </table:table-cell>
          <table:table-cell table:style-name="表格2.A1" office:value-type="string">
            <text:p text:style-name="Table_20_Contents">关闭文件(关闭后文件不能再读写会发生ValueError错误)</text:p>
          </table:table-cell>
        </table:table-row>
        <table:table-row>
          <table:table-cell table:style-name="表格2.A1" office:value-type="string">
            <text:p text:style-name="Table_20_Contents">F.readline()</text:p>
          </table:table-cell>
          <table:table-cell table:style-name="表格2.A1" office:value-type="string">
            <text:p text:style-name="Table_20_Contents">读取一行数据, 如果到达文件尾则返回空行</text:p>
          </table:table-cell>
        </table:table-row>
        <table:table-row>
          <table:table-cell table:style-name="表格2.A1" office:value-type="string">
            <text:p text:style-name="Table_20_Contents">F.readlines(max_chars=-1)</text:p>
          </table:table-cell>
          <table:table-cell table:style-name="表格2.A1" office:value-type="string">
            <text:p text:style-name="Table_20_Contents">返回每行字符串的列表,max_chars为最大字符(或字节)数</text:p>
          </table:table-cell>
        </table:table-row>
        <text:soft-page-break/>
        <table:table-row>
          <table:table-cell table:style-name="表格2.A1" office:value-type="string">
            <text:p text:style-name="Table_20_Contents">F.writelines(lines)</text:p>
          </table:table-cell>
          <table:table-cell table:style-name="表格2.A1" office:value-type="string">
            <text:p text:style-name="Table_20_Contents">将字符串的列表或字符串的列表中的内容写入文件</text:p>
            <text:p text:style-name="Table_20_Contents"/>
          </table:table-cell>
        </table:table-row>
      </table:table>
      <text:p text:style-name="P49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二进制文件操作方法</text:p>
          </table:table-cell>
          <table:table-cell table:style-name="表格3.A1" office:value-type="string">
            <text:p text:style-name="P131"/>
          </table:table-cell>
        </table:table-row>
        <table:table-row>
          <table:table-cell table:style-name="表格3.A1" office:value-type="string">
            <text:p text:style-name="Table_20_Contents">F.read(size=-1)</text:p>
          </table:table-cell>
          <table:table-cell table:style-name="表格3.A1" office:value-type="string">
            <text:p text:style-name="Table_20_Contents">从一个文件流中最多读取size个字符(文本文件)或字节(二进制文件),如果不给出参数，则默认读取文件中全部的内容并返回</text:p>
          </table:table-cell>
        </table:table-row>
        <table:table-row>
          <table:table-cell table:style-name="表格3.A1" office:value-type="string">
            <text:p text:style-name="Table_20_Contents">F.write(text)</text:p>
          </table:table-cell>
          <table:table-cell table:style-name="表格3.A1" office:value-type="string">
            <text:p text:style-name="Table_20_Contents">写一个字符串到文件流中，返回写入的字符数(文本文件)或字节数(二进制文件)</text:p>
          </table:table-cell>
        </table:table-row>
        <table:table-row>
          <table:table-cell table:style-name="表格3.A1" office:value-type="string">
            <text:p text:style-name="Table_20_Contents">F.tell()</text:p>
          </table:table-cell>
          <table:table-cell table:style-name="表格3.A1" office:value-type="string">
            <text:p text:style-name="Table_20_Contents">返回当前文件流读写指针的绝对位置(字节为单位)</text:p>
          </table:table-cell>
        </table:table-row>
        <table:table-row>
          <table:table-cell table:style-name="表格3.A1" office:value-type="string">
            <text:p text:style-name="Table_20_Contents">F.seek(offset, whence=0)</text:p>
          </table:table-cell>
          <table:table-cell table:style-name="表格3.A1" office:value-type="string">
            <text:p text:style-name="Table_20_Contents">改变数据流读写指针的位置，返回新的绝对位置</text:p>
          </table:table-cell>
        </table:table-row>
        <table:table-row>
          <table:table-cell table:style-name="表格3.A1" office:value-type="string">
            <text:p text:style-name="Table_20_Contents">F.flush()</text:p>
          </table:table-cell>
          <table:table-cell table:style-name="表格3.A1" office:value-type="string">
            <text:p text:style-name="Table_20_Contents">把写入文件对象的缓存内容写入到磁盘</text:p>
          </table:table-cell>
        </table:table-row>
      </table:table>
      <text:p text:style-name="P49"/>
      <text:p text:style-name="P49"/>
      <text:p text:style-name="P49">文件的迭代读取　</text:p>
      <text:p text:style-name="P49">文件流对象是可迭代对象，<text:span text:style-name="T4">迭代过程将以换行符’\n’作用分隔依次获取</text:span><text:span text:style-name="T5">　（如果想要去掉，可以用s.rstrip()，右边空格去掉)</text:span></text:p>
      <text:p text:style-name="P49"/>
      <text:p text:style-name="P49">示例　</text:p>
      <text:p text:style-name="P49">f=open(‘<text:span text:style-name="T16">qjy.</text:span>txt’,’rt’)</text:p>
      <text:p text:style-name="P49">for line in f: <text:s text:c="6"/># f绑定的文件流对象是可迭代对象　</text:p>
      <text:p text:style-name="P49"><text:s text:c="4"/>print(line) </text:p>
      <text:p text:style-name="P50">hello</text:p>
      <text:p text:style-name="P50"/>
      <text:p text:style-name="P50">world</text:p>
      <text:p text:style-name="P50"/>
      <text:p text:style-name="P50">12312331abchello</text:p>
      <text:p text:style-name="P50"/>
      <text:p text:style-name="P50">world</text:p>
      <text:p text:style-name="P50"/>
      <text:p text:style-name="P50">123456</text:p>
      <text:p text:style-name="P50"/>
      <text:p text:style-name="P50">abcad</text:p>
      <text:p text:style-name="P50"/>
      <text:p text:style-name="P50">abc</text:p>
      <text:p text:style-name="P50"/>
      <text:p text:style-name="P50"/>
      <text:p text:style-name="P51">练习　写程序，　读入任意行文字，当输入空行时结束输入　</text:p>
      <text:p text:style-name="P51">先将这些读入的文字存入列表中，然后讲此列表里的内容存入input.txt中　</text:p>
      <text:p text:style-name="P51"/>
      <text:p text:style-name="P52">２，　写程序，　从上题的input。ｔｘｔ中读取之前输入的数据，读<text:soft-page-break/>取到列表中，再加上行号进行输出 <text:s/><text:span text:style-name="T18">enumerate</text:span></text:p>
      <text:p text:style-name="P52"/>
      <text:p text:style-name="P16">def input_to_list():</text:p>
      <text:p text:style-name="P16"><text:s text:c="4"/>L=[]</text:p>
      <text:p text:style-name="P16"><text:s text:c="4"/>while True:</text:p>
      <text:p text:style-name="P16"><text:s text:c="8"/>s=input('请输入')</text:p>
      <text:p text:style-name="P16"><text:s text:c="8"/>if not s :</text:p>
      <text:p text:style-name="P16"><text:s text:c="12"/>break</text:p>
      <text:p text:style-name="P16"><text:s text:c="8"/>L.append(s)</text:p>
      <text:p text:style-name="P16"><text:s text:c="4"/>return L</text:p>
      <text:p text:style-name="P16"/>
      <text:p text:style-name="P16">def list_to_file(lst,filename='input.txt'):</text:p>
      <text:p text:style-name="P16"><text:s text:c="4"/>try:</text:p>
      <text:p text:style-name="P16"><text:s text:c="8"/>fw=open(filename,'w')</text:p>
      <text:p text:style-name="P16"><text:s text:c="8"/>for s in lst: <text:s/># 绑定的字符串写入到文件中</text:p>
      <text:p text:style-name="P16"><text:s text:c="12"/>fw.write(s)</text:p>
      <text:p text:style-name="P16"><text:s text:c="12"/>fw.write('\n') <text:s/>#换行符号</text:p>
      <text:p text:style-name="P16"><text:s text:c="8"/>fw.close()</text:p>
      <text:p text:style-name="P16"><text:s text:c="4"/>except OSError:</text:p>
      <text:p text:style-name="P16"><text:s text:c="8"/>print('写入文件失败')</text:p>
      <text:p text:style-name="P16">L=input_to_list()</text:p>
      <text:p text:style-name="P16">list_to_file(L) <text:s text:c="5"/>写入文件程序</text:p>
      <text:p text:style-name="P16"/>
      <text:p text:style-name="P16"/>
      <text:p text:style-name="P53">标准输入输出文件</text:p>
      <text:p text:style-name="P53"/>
      <text:p text:style-name="P54">sys.stdin　标准输入文件（默认为键盘设备）</text:p>
      <text:p text:style-name="P60">ctrl+d 标准输入文件　结束</text:p>
      <text:p text:style-name="P54">sys.stdout　标准输出文件　（默认为屏幕终端）<text:span text:style-name="T19">　print 默认的参数</text:span>　</text:p>
      <text:p text:style-name="P54">sys.stderr　标准错误输出文件　（默认为屏幕终端）</text:p>
      <text:p text:style-name="P54">模块名　：　sys </text:p>
      <text:p text:style-name="P54"/>
      <text:p text:style-name="P54">说明：</text:p>
      <text:p text:style-name="P54">１．标准文件不需要打开和关闭就可以使用　</text:p>
      <text:p text:style-name="P55">２，每一个python程序启动后都会有以上三个文件供我们使用</text:p>
      <text:p text:style-name="P55"/>
      <text:p text:style-name="P55"/>
      <text:p text:style-name="P55"/>
      <text:p text:style-name="P55"/>
      <text:p text:style-name="P55"><text:soft-page-break/></text:p>
      <text:p text:style-name="P55">二进制文件操作<text:span text:style-name="T20">　</text:span></text:p>
      <text:p text:style-name="P56">操作字符:’<text:span text:style-name="T20">b’</text:span></text:p>
      <text:p text:style-name="P56">默认文件中存储<text:span text:style-name="T21">的都是以字节为单位的数据，通常有人为的格式</text:span></text:p>
      <text:p text:style-name="P81">对二进制文件的读写需要用到字节串bytes　进行操作　</text:p>
      <text:p text:style-name="P56"/>
      <text:p text:style-name="P56">常用<text:span text:style-name="T21">的操作方法　</text:span></text:p>
      <text:p text:style-name="P81">F.read([字节数/字节数])</text:p>
      <text:p text:style-name="P58"><text:span text:style-name="T22">　　</text:span>对于文本文件<text:span text:style-name="T21">，F.read（）返回类型为字节串ｓｔｒ</text:span></text:p>
      <text:p text:style-name="P82">　　对于二进制文件，写入的数据为字节串bytes或bytearray</text:p>
      <text:p text:style-name="P18">try:</text:p>
      <text:p text:style-name="P18"><text:s text:c="4"/>fr=open('my.txt','rb') <text:s/># 二进制读方式打开</text:p>
      <text:p text:style-name="P18"><text:s text:c="4"/>b=fr.read() <text:s text:c="2"/># b=b'abcd\n1234</text:p>
      <text:p text:style-name="P18"><text:s text:c="4"/>print(b)</text:p>
      <text:p text:style-name="P18"><text:s text:c="4"/>fr.close()</text:p>
      <text:p text:style-name="P18"/>
      <text:p text:style-name="P18"/>
      <text:p text:style-name="P18">except OSError:</text:p>
      <text:p text:style-name="P18"><text:s text:c="4"/>print('打开二进制文件失败')</text:p>
      <text:p text:style-name="P61"/>
      <text:p text:style-name="P83">F.write(）</text:p>
      <text:p text:style-name="P57"><text:span text:style-name="T22">　　</text:span>同上<text:span text:style-name="T22">，对于二进制文件，写入的数据为字节串bytes或bytearray</text:span></text:p>
      <text:p text:style-name="P17"/>
      <text:p text:style-name="P17"/>
      <text:p text:style-name="P17"/>
      <text:p text:style-name="P17"/>
      <text:p text:style-name="P24"><text:s/>一个字节八个位　展现出来的是１６进制　高低电频互相转换　通常用１６进制来表示　</text:p>
      <text:p text:style-name="P17"/>
      <text:p text:style-name="P19"/>
      <text:p text:style-name="P20"/>
      <text:p text:style-name="P21">F.tell()方法，<text:span text:style-name="T24">（只对二进制）</text:span></text:p>
      <text:p text:style-name="P21">返回当前文件流的读写位置（从０开始，以字节为单位）</text:p>
      <text:p text:style-name="P59"/>
      <text:p text:style-name="P62">f.tell() 位置<text:span text:style-name="T23">是字节在文件当中的id <text:s/>一个英文字符占一个字节</text:span></text:p>
      <text:p text:style-name="P63">f=open('my.txt','rb')# 文字流是可迭代对象　可以遍历</text:p>
      <text:p text:style-name="P63">b=f.read(3)# 读取三个字节　<text:span text:style-name="T58">b=f.read(4096) 读取超大文件可以用</text:span></text:p>
      <text:p text:style-name="P63">print(b)</text:p>
      <text:p text:style-name="P63">pos=f.tell()</text:p>
      <text:p text:style-name="P63">print('当前光标位置是',pos)</text:p>
      <text:p text:style-name="P63"><text:soft-page-break/>b2=f.read(1)</text:p>
      <text:p text:style-name="P63">print('当前光标位置是',f.tell())</text:p>
      <text:p text:style-name="P63">f.close()</text:p>
      <text:p text:style-name="P64"/>
      <text:p text:style-name="P64"/>
      <text:p text:style-name="P64">b'qqq'</text:p>
      <text:p text:style-name="P64">当前光标位置是 3</text:p>
      <text:p text:style-name="P64">当前光标位置是 4</text:p>
      <text:p text:style-name="P64"/>
      <text:p text:style-name="P64"/>
      <text:p text:style-name="P65">F.seek方法<text:span text:style-name="T24">　（只对二进制）</text:span></text:p>
      <text:p text:style-name="P65">作用：</text:p>
      <text:p text:style-name="P65">设置文件的读写位置　</text:p>
      <text:p text:style-name="P65">格式：</text:p>
      <text:p text:style-name="P22">F.seek（偏移量，whence-相对位置) </text:p>
      <text:p text:style-name="P65"><text:s text:c="3"/>偏移量　</text:p>
      <text:p text:style-name="P65">　　　　　大于０代表向文件尾方向移动</text:p>
      <text:p text:style-name="P65">　　　　　小于０代表向文件头方向移动</text:p>
      <text:p text:style-name="P65">　　相对位置</text:p>
      <text:p text:style-name="P65">　　　　　０　代表从文件头开始偏移</text:p>
      <text:p text:style-name="P65">　　　　　１　代表从当前位置开始偏移</text:p>
      <text:p text:style-name="P65">　　　　　２　代表从文件尾开始偏移</text:p>
      <text:p text:style-name="P66">f.seeK(5,0) # 代表从文件头向后移动５个字节</text:p>
      <text:p text:style-name="P66"/>
      <text:p text:style-name="P66"/>
      <text:p text:style-name="P67">f.flush<text:span text:style-name="T25">()</text:span></text:p>
      <text:p text:style-name="P67"/>
      <text:p text:style-name="P67"/>
      <text:p text:style-name="P68">#f.flush()方法</text:p>
      <text:p text:style-name="P68"># 缓冲是有大小的　，一般缓冲区填满才会显示　</text:p>
      <text:p text:style-name="P68"># flush强制讲缓冲区内容吓到磁盘上</text:p>
      <text:p text:style-name="P68"># f=open('my.txt','w')</text:p>
      <text:p text:style-name="P68"># f.write('aaaaasxzcxzcaerqfdgfsqwqew')</text:p>
      <text:p text:style-name="P84">一般会在缓存满的时候放进去　，用flush时候直接从缓存放完</text:p>
      <text:p text:style-name="P68"># f.flush()</text:p>
      <text:p text:style-name="P68"/>
      <text:p text:style-name="P68"># s=input('请输入回车键继续')</text:p>
      <text:p text:style-name="P68"/>
      <text:p text:style-name="P68"># f.close()</text:p>
      <text:p text:style-name="P68"/>
      <text:p text:style-name="P68"/>
      <text:p text:style-name="P68"><text:soft-page-break/>汉字编码</text:p>
      <text:p text:style-name="P69"/>
      <text:p text:style-name="P69">问题　十个汉字占多少个字节？</text:p>
      <text:p text:style-name="P70">２０<text:span text:style-name="T26">个字节　</text:span>　<text:span text:style-name="T26">windows（gbk编码）　</text:span></text:p>
      <text:p text:style-name="P69"/>
      <text:p text:style-name="P25">３０个字节　　Ｌｉｎｕｘ（utf-8)</text:p>
      <text:p text:style-name="P72">国标编码　</text:p>
      <text:p text:style-name="P72">GB18030(二字节或四字节编码，２７５３３<text:span text:style-name="T28">个字</text:span>）</text:p>
      <text:p text:style-name="P72">　　GBK(二字节编码　21003个字）</text:p>
      <text:p text:style-name="P73">　　　GB2312(二字节编码, 6763个字) </text:p>
      <text:p text:style-name="P73">国际标准：</text:p>
      <text:p text:style-name="P73">　　UNICODE ←---→ <text:s text:c="2"/>UTF-8<text:span text:style-name="T29">(8-bit Unicode Transformation <text:s/>Format)</text:span></text:p>
      <text:p text:style-name="P74">(Linux/mac os /ios /android <text:span text:style-name="T27">)</text:span></text:p>
      <text:p text:style-name="P74"/>
      <text:p text:style-name="P75"/>
      <text:p text:style-name="P75">python的编码（encode)字符串　</text:p>
      <text:p text:style-name="P75"/>
      <text:p text:style-name="P75">‘gb2312’</text:p>
      <text:p text:style-name="P75">‘gbk’</text:p>
      <text:p text:style-name="P75">‘gb18030’</text:p>
      <text:p text:style-name="P75">‘utf-8’</text:p>
      <text:p text:style-name="P75"/>
      <text:p text:style-name="P75"/>
      <text:p text:style-name="P75"/>
      <text:p text:style-name="P77">编码注释　</text:p>
      <text:p text:style-name="P77">在源文件中第一行或第二行写入如下内容为编码注释</text:p>
      <text:p text:style-name="P77"/>
      <text:p text:style-name="P76"><text:span text:style-name="T31">＃　</text:span>-*-<text:span text:style-name="T30">　</text:span>coding:gbk -*-</text:p>
      <text:p text:style-name="P76">设置源文件编码格式为gbk </text:p>
      <text:p text:style-name="P76"/>
      <text:p text:style-name="P76"><text:span text:style-name="T31">＃　</text:span>-*- coding:utf-8 -*- </text:p>
      <text:p text:style-name="P76">设置源文件编码格式为：utf-8<text:span text:style-name="T32">（window 上写的转到linux上执行　要转换编码　因为window是ｇｂｋ模式　）</text:span></text:p>
      <text:p text:style-name="P76"/>
      <text:p text:style-name="P78">作用　</text:p>
      <text:p text:style-name="P78">告诉解释执行器，当前的.py文件的编码格式是什么　</text:p>
      <text:p text:style-name="P78"/>
      <text:p text:style-name="P78"/>
      <text:p text:style-name="P78"/>
      <text:p text:style-name="P78"/>
      <text:p text:style-name="P78"><text:soft-page-break/></text:p>
      <text:p text:style-name="P26">day17 难点</text:p>
      <text:p text:style-name="P26"/>
      <text:p text:style-name="P85">面向对象编程　　<text:span text:style-name="T33">object-Oriented programming</text:span></text:p>
      <text:p text:style-name="P86"/>
      <text:p text:style-name="P31">把一切对象看成物体或者实体</text:p>
      <text:p text:style-name="P86">面向对象过程中</text:p>
      <text:p text:style-name="P71"/>
      <text:p text:style-name="P69"><text:span text:style-name="T4">面向过程编程</text:span>最小单位是函数，但大型程序就很麻烦，因为函数过多，不利于维护　</text:p>
      <text:p text:style-name="P69"/>
      <text:p text:style-name="P69"/>
      <text:p text:style-name="P69">面向对象编程　把一切东西看成物体，建立物体与物体之间的关系　</text:p>
      <text:p text:style-name="P69"/>
      <text:p text:style-name="P69">什么是对象：</text:p>
      <text:p text:style-name="P69">对象是指现实中的物体或实体，</text:p>
      <text:p text:style-name="P69"/>
      <text:p text:style-name="P69">什么是面向对象：</text:p>
      <text:p text:style-name="P69">把一切看成对象（实例），用各种对象之间的关系来描述事物</text:p>
      <text:p text:style-name="P69"/>
      <text:p text:style-name="P27">对象的特征：</text:p>
      <text:p text:style-name="P27">１，对象有很多属性（名词或者形容词）</text:p>
      <text:p text:style-name="P27">年龄，姓名，性别。。。 <text:s/>实例.属性<text:span text:style-name="T52">= </text:span></text:p>
      <text:p text:style-name="P27"/>
      <text:p text:style-name="P27">２．对象有很多行为（动作，动词）</text:p>
      <text:p text:style-name="P27">学习，吃饭，树胶，打球，工作　<text:span text:style-name="T42">　　行为是方法</text:span></text:p>
      <text:p text:style-name="P27"/>
      <text:p text:style-name="P27">属性和行为　</text:p>
      <text:p text:style-name="P69"/>
      <text:p text:style-name="P69">魏老师是对象　属性是年龄　姓名　性别　</text:p>
      <text:p text:style-name="P69">行为是　比如学习啊　找小张借钱　打球啊　</text:p>
      <text:p text:style-name="P87">跟魏老师一样的一群人是类　一类魏老师</text:p>
      <text:p text:style-name="P69"/>
      <text:p text:style-name="P69">面向对象编程最适合人类思维　</text:p>
      <text:p text:style-name="P69"/>
      <text:p text:style-name="P27">什么是类</text:p>
      <text:p text:style-name="P69">拥有相同属性和行为的对象分为一组，即为一类　</text:p>
      <text:p text:style-name="P69">类是用来描述对象的工具，用类可以创建此类的对象（实例）</text:p>
      <text:p text:style-name="P69">物以类聚　物以群分　</text:p>
      <text:p text:style-name="P69"/>
      <text:p text:style-name="P69">类和对象的示意　</text:p>
      <text:p text:style-name="P69"><text:soft-page-break/>车是类　<text:span text:style-name="T53">车的行为　（跑　，　加油　，）　属性　（颜色，型号）</text:span></text:p>
      <text:p text:style-name="P69"/>
      <text:p text:style-name="P69">车（类）　----→<text:span text:style-name="T34"> <text:s text:c="2"/>ＢＹＤ　E6　（京Ａ　８８８８）　</text:span></text:p>
      <text:p text:style-name="P69">　　　　　----→<text:span text:style-name="T34"> <text:s text:c="2"/>ＢＭＷ　Ｘ５　（京Ｂ　０００００）</text:span></text:p>
      <text:p text:style-name="P69"/>
      <text:p text:style-name="P69">狗（类）　----→<text:span text:style-name="T34"> <text:s text:c="2"/>哈士奇（户籍：00001) </text:span></text:p>
      <text:p text:style-name="P69"/>
      <text:p text:style-name="P69"/>
      <text:p text:style-name="P88">int() <text:s/>-----→ <text:s text:c="2"/>100(对象) </text:p>
      <text:p text:style-name="P88"><text:s text:c="2"/>　　　----→ <text:s text:c="3"/>200(对象) </text:p>
      <text:p text:style-name="P91">整数是对象　int() 是把整数形成一组　是一个类</text:p>
      <text:p text:style-name="P89">拥有相同属性和行为的对象成一组　叫类</text:p>
      <text:p text:style-name="P89"/>
      <text:p text:style-name="P28">类的创建语句　class　语句</text:p>
      <text:p text:style-name="P90">语法: </text:p>
      <text:p text:style-name="P90"><text:s text:c="4"/>class 类名（继承列表）：<office:annotation><dc:creator>未知作者</dc:creator><dc:date>2018-08-23T10:13:06</dc:date><text:p text:style-name="P136"><text:span text:style-name="T59">Car </text:span><text:span text:style-name="T59">建议首字母大写　驼峰命名　用来区别变量还是类</text:span></text:p><text:p text:style-name="P136"><text:span text:style-name="T59">大写首先想到是类　</text:span></text:p></office:annotation></text:p>
      <text:p text:style-name="P90">　　　　　’’’ 类文档字符串’’’</text:p>
      <text:p text:style-name="P90"><text:s text:c="8"/>实例方法定义　</text:p>
      <text:p text:style-name="P90">　　　　<text:span text:style-name="T35">　</text:span>类变量定义</text:p>
      <text:p text:style-name="P90">　　　　　类方法定义（＠classmethod)</text:p>
      <text:p text:style-name="P90">　　　　　静态方法定义(@staticmethod)</text:p>
      <text:p text:style-name="P90">作用：</text:p>
      <text:p text:style-name="P90">　　创建一个类　</text:p>
      <text:p text:style-name="P90">　　类用于描述对象的行为和属性　</text:p>
      <text:p text:style-name="P90">　　类用于创建此类的一个或多个对象　</text:p>
      <text:p text:style-name="P90"/>
      <text:p text:style-name="P90">说明　</text:p>
      <text:p text:style-name="P28">类名必须为标识符（与变量名命名规则相同，建议首字母大写）</text:p>
      <text:p text:style-name="P90">类名实质上就是变量，他绑定一个类</text:p>
      <text:p text:style-name="P90"/>
      <text:p text:style-name="P90"/>
      <text:p text:style-name="P90">构造函数</text:p>
      <text:p text:style-name="P92">　构造函数调用表达式：</text:p>
      <text:p text:style-name="P92">　　　类名([创建传参列表]) <text:span text:style-name="T37">　　int()　dog() <text:s/>a=dog()</text:span></text:p>
      <text:p text:style-name="P92">作用:</text:p>
      <text:p text:style-name="P92">创建这个类的实例对象，并返回此实例对象的引用关系　 <text:span text:style-name="T38">a=int()</text:span></text:p>
      <text:p text:style-name="P92"/>
      <text:p text:style-name="P92">说明：</text:p>
      <text:p text:style-name="P92">实例有自己的作用域和名字空间，可以为该实例添加实例变量（也叫属性）</text:p>
      <text:p text:style-name="P92"><text:soft-page-break/></text:p>
      <text:p text:style-name="P92">实例可以<text:span text:style-name="T4">调用类方法</text:span><text:span text:style-name="T6">和实例方法</text:span><text:span text:style-name="T36">　</text:span></text:p>
      <text:p text:style-name="P92">实例可以<text:span text:style-name="T4">访问类变量</text:span><text:span text:style-name="T6">和实例变量</text:span></text:p>
      <text:p text:style-name="P90"/>
      <text:p text:style-name="P88"/>
      <text:p text:style-name="P93">list() <text:s/>构造函数的调用一定会返回此类对象</text:p>
      <text:p text:style-name="P93">str()</text:p>
      <text:p text:style-name="P93">dict()</text:p>
      <text:p text:style-name="P93">int() </text:p>
      <text:p text:style-name="P69"/>
      <text:p text:style-name="P69"/>
      <text:p text:style-name="P94">个人理解</text:p>
      <text:p text:style-name="P94">类是把有相同属性和行为的对象划成一组　（例如　宝马奔驰都是车）</text:p>
      <text:p text:style-name="P94">class a:</text:p>
      <text:p text:style-name="P95">类描述对象的属性和行为</text:p>
      <text:p text:style-name="P94">a 是一个<text:span text:style-name="T54">类也是用</text:span>变<text:span text:style-name="T39">量a绑定的类，用于描述车这个类里面对象的行为和属性</text:span>　</text:p>
      <text:p text:style-name="P94">a1=a() 用a1则是实例变量，　绑定这个a这个类里面<text:span text:style-name="T40">的实例</text:span></text:p>
      <text:p text:style-name="P94"/>
      <text:p text:style-name="P94"/>
      <text:p text:style-name="P29">实例方法<text:span text:style-name="T41">　method 　（对象的行为）　为对象服务　</text:span></text:p>
      <text:p text:style-name="P94">语法<text:span text:style-name="T41">　：</text:span></text:p>
      <text:p text:style-name="P96">　　　class　类名（继承列表）：</text:p>
      <text:p text:style-name="P96">　　　　　　def <text:span text:style-name="T4">实例方法名</text:span>（self,形参名１,形参名２,…):</text:p>
      <text:p text:style-name="P96"><text:s text:c="13"/>‘方法文档字符串’</text:p>
      <text:p text:style-name="P96"><text:s text:c="12"/>语句块</text:p>
      <text:p text:style-name="P97">在类里面的函数叫方法</text:p>
      <text:p text:style-name="P96">作用　：</text:p>
      <text:p text:style-name="P96"><text:span text:style-name="T4">用于描述一个对象的行为</text:span>，让此类型的全部对象都拥有相同的行为　</text:p>
      <text:p text:style-name="P96"/>
      <text:p text:style-name="P96">说明　</text:p>
      <text:p text:style-name="P96">　实例方法的实质是函数，是定义在类的函数　</text:p>
      <text:p text:style-name="P96">　<text:span text:style-name="T4">实例方法至少有一个形参，第一个形参用来绑定调用这个方法的实例，　　　一般命名为’self’　</text:span></text:p>
      <text:p text:style-name="P96"><text:span text:style-name="T4"><text:s text:c="2"/></text:span><text:span text:style-name="T7">实例方法在类里</text:span></text:p>
      <text:p text:style-name="P40">如果函数在顶层，那么调用函数可以　在类里面　只能用实例来调用方法</text:p>
      <text:p text:style-name="P96"/>
      <text:p text:style-name="P96">实例方法的调用语句：</text:p>
      <text:p text:style-name="P96">　　　<text:span text:style-name="T4">实例·实例方法名（调用形参） <text:s/></text:span><text:span text:style-name="T8">实例就是对象</text:span></text:p>
      <text:p text:style-name="P129"><text:span text:style-name="T9">a</text:span><text:span text:style-name="T4">=list() <text:s/>a.append() </text:span></text:p>
      <text:p text:style-name="P39">或</text:p>
      <text:p text:style-name="P96"><text:soft-page-break/>　　　类名·实例方法名（实例,调用形参）</text:p>
      <text:p text:style-name="P98"><text:span text:style-name="T43">　　　　　</text:span>list.append(L,6)</text:p>
      <text:p text:style-name="P98"/>
      <text:p text:style-name="P98"/>
      <text:p text:style-name="P30">实例属性　atrribute(也叫实例变量）</text:p>
      <text:p text:style-name="P99">每个实例可以有自己的变量用来保存对象自己的数据，成为实例变量（也叫属性）</text:p>
      <text:p text:style-name="P99"/>
      <text:p text:style-name="P30">语法：</text:p>
      <text:p text:style-name="P30">实例.属性名<text:span text:style-name="T55">(用来保存自己的数据）</text:span>　</text:p>
      <text:p text:style-name="P99"/>
      <text:p text:style-name="P99">赋值规则同变量的赋值规则</text:p>
      <text:p text:style-name="P99">　　首次为属性赋值则创建此属性</text:p>
      <text:p text:style-name="P99">　　再次为属性赋值则改变属性的绑定关系　</text:p>
      <text:p text:style-name="P99">作用　</text:p>
      <text:p text:style-name="P99">　　记录每个对象自身的数据　(属性）</text:p>
      <text:p text:style-name="P99"/>
      <text:p text:style-name="P99"/>
      <text:p text:style-name="P99"/>
      <text:p text:style-name="P100"># 实例属性</text:p>
      <text:p text:style-name="P100">#此示例示意为<text:span text:style-name="T4">对象添加实例变量</text:span>（实例属性）及访问实例变量（实例属性）</text:p>
      <text:p text:style-name="P100">class Dog:</text:p>
      <text:p text:style-name="P100"><text:s text:c="4"/>pass </text:p>
      <text:p text:style-name="P100">dog1=Dog()</text:p>
      <text:p text:style-name="P100"># 变量名dog1绑定一个Dog类的一条狗形成一个对象　</text:p>
      <text:p text:style-name="P100">dog1.kinds='京巴'# 添加实例属性　 也是一条赋值语句　赋值给对象的变量</text:p>
      <text:p text:style-name="P100">dog1.color='白色'# 添加</text:p>
      <text:p text:style-name="P100">dog1.color='黄色'# 修改实例属性的绑定关系</text:p>
      <text:p text:style-name="P100"/>
      <text:p text:style-name="P100"/>
      <text:p text:style-name="P100">dog2=Dog()# 变量名dog2绑定一个Dog类的一条狗形成一个对象　</text:p>
      <text:p text:style-name="P100">dog2.kinds='藏獒'</text:p>
      <text:p text:style-name="P100">dog1.color='棕色'</text:p>
      <text:p text:style-name="P100">print(dog1.color,'的',dog1.kinds)</text:p>
      <text:p text:style-name="P100">print(dog2.color,'的',dog2.kinds)</text:p>
      <text:p text:style-name="P100"/>
      <text:p text:style-name="P100"/>
      <text:p text:style-name="P100"/>
      <text:p text:style-name="P101"><text:soft-page-break/></text:p>
      <text:p text:style-name="P101"/>
      <text:p text:style-name="P101"/>
      <text:p text:style-name="P101"/>
      <text:p text:style-name="P101"/>
      <text:p text:style-name="P32">del 语句</text:p>
      <text:p text:style-name="P32">可以删除对象（实例）的属性</text:p>
      <text:p text:style-name="P101"/>
      <text:p text:style-name="P101"/>
      <text:p text:style-name="P101">语法：</text:p>
      <text:p text:style-name="P32">del 对象.实例变量名<text:span text:style-name="T44">(属性名)</text:span></text:p>
      <text:p text:style-name="P102">&gt;&gt;&gt; class Dog:</text:p>
      <text:p text:style-name="P102">... <text:s/>pass</text:p>
      <text:p text:style-name="P102">&gt;&gt;&gt; dog1=Dog()</text:p>
      <text:p text:style-name="P102">&gt;&gt;&gt; dog1.color='白色'</text:p>
      <text:p text:style-name="P102">&gt;&gt;&gt; del dog1.color</text:p>
      <text:p text:style-name="P102"/>
      <text:p text:style-name="P103">del 语句小结</text:p>
      <text:p text:style-name="P103">１）　删除变量　del name </text:p>
      <text:p text:style-name="P103">２）　删除列表的元素　del L[1]</text:p>
      <text:p text:style-name="P103">３）　删除字典的键　del D[‘name’]</text:p>
      <text:p text:style-name="P103">４）　删除对象的属性　del self.属性 <text:s/></text:p>
      <text:p text:style-name="P103"/>
      <text:p text:style-name="P33">　</text:p>
      <text:p text:style-name="P33">初始化方法</text:p>
      <text:p text:style-name="P104">作用：</text:p>
      <text:p text:style-name="P33">对新创建的对象添加属性　<text:span text:style-name="T46">(car() <text:s/>里面没有属性)</text:span></text:p>
      <text:p text:style-name="P36">比如　L=list(‘qweq’) <text:s/>添加了属性</text:p>
      <text:p text:style-name="P104">语法格式：</text:p>
      <text:p text:style-name="P104">class 类名（继承列表）：</text:p>
      <text:p text:style-name="P104">　　def __init__(self,[形参列表]):</text:p>
      <text:p text:style-name="P104"><text:s text:c="7"/>语句块</text:p>
      <text:p text:style-name="P104">注：[]代表其中的内容可省略　</text:p>
      <text:p text:style-name="P104">说明　：</text:p>
      <text:p text:style-name="P33"><text:span text:style-name="T45">１　　</text:span>初始化方法名必须为 __init__ 不可改变</text:p>
      <text:p text:style-name="P33"/>
      <text:p text:style-name="P34">２　　初始化方法会在构造函数创建实例后自动调用，且将实例自身通过第一个参数self传入 __init__　方法</text:p>
      <text:p text:style-name="P34"/>
      <text:p text:style-name="P34">３　　构造函数的实参将通过　__init__ 方法的参数列表传入到 <text:soft-page-break/>__init__ 方法　</text:p>
      <text:p text:style-name="P34"/>
      <text:p text:style-name="P34">４　　实始化方法内如果需要return　语句返回，则只能返回None</text:p>
      <text:p text:style-name="P34"/>
      <text:p text:style-name="P34"/>
      <text:p text:style-name="P105"/>
      <text:p text:style-name="P105">&gt;&gt;&gt; class dog:</text:p>
      <text:p text:style-name="P105">... <text:s/>pass </text:p>
      <text:p text:style-name="P105">... </text:p>
      <text:p text:style-name="P105">&gt;&gt;&gt; dog=dog('白色','京巴')</text:p>
      <text:p text:style-name="P105">Traceback (most recent call last):</text:p>
      <text:p text:style-name="P105"><text:s text:c="2"/>File "&lt;stdin&gt;", line 1, in &lt;module&gt;</text:p>
      <text:p text:style-name="P105">TypeError: object() takes no parameters <text:s text:c="2"/></text:p>
      <text:p text:style-name="P105"/>
      <text:p text:style-name="P106">因为没有　__init__ 所以不能添加属性</text:p>
      <text:p text:style-name="P106"/>
      <text:p text:style-name="P106"/>
      <text:p text:style-name="P130">例子</text:p>
      <text:p text:style-name="P107">class car:</text:p>
      <text:p text:style-name="P107"><text:s text:c="4"/>def __init__(self,c,b,m):</text:p>
      <text:p text:style-name="P107"><text:s text:c="8"/>self.color=c</text:p>
      <text:p text:style-name="P107"><text:s text:c="8"/>self.brand=b</text:p>
      <text:p text:style-name="P107"><text:s text:c="8"/>self.model=m<text:span text:style-name="T4"># 实例属性语句　进入面向对象内部　这时候是自己想干什么</text:span></text:p>
      <text:p text:style-name="P35"><text:s text:c="8"/>#自己该怎么做</text:p>
      <text:p text:style-name="P107"/>
      <text:p text:style-name="P107"><text:s text:c="4"/>def run(self,speed):</text:p>
      <text:p text:style-name="P107"><text:s text:c="8"/>print(self.color,'的',self.brand,self.model,'正在以',speed,'公里每小时行驶')</text:p>
      <text:p text:style-name="P107">BMW=car('棕色','宝马','M760i')<text:span text:style-name="T4"># 绑定了车这个类里面的一个对象　用ＢＭＷ绑定</text:span></text:p>
      <text:p text:style-name="P107">BMW.run(120)<text:span text:style-name="T4">#实例方法语句</text:span></text:p>
      <text:p text:style-name="P35"/>
      <text:p text:style-name="P35"/>
      <text:p text:style-name="P107">创立统一<text:span text:style-name="T47">的属性名　</text:span></text:p>
      <text:p text:style-name="P108">class list:</text:p>
      <text:p text:style-name="P108"><text:s text:c="6"/>def __init__(self,iterable=None):</text:p>
      <text:p text:style-name="P108"><text:s text:c="14"/>print(‘list的初始化方法被调用,iterable=’,iterable)</text:p>
      <text:p text:style-name="P108"><text:soft-page-break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9">析构方法：</text:p>
      <text:p text:style-name="P109">class　类名（继承列表）：</text:p>
      <text:p text:style-name="P109"><text:s text:c="4"/>def __del__(self):</text:p>
      <text:p text:style-name="P109"><text:s text:c="8"/>语句块</text:p>
      <text:p text:style-name="P109">析构方法在对象被销毁时被自动调用　</text:p>
      <text:p text:style-name="P109">python语言建议不要在对象销毁时做任何事情，因为销毁难以确定</text:p>
      <text:p text:style-name="P109">示例见　：</text:p>
      <text:p text:style-name="P109">del_method.py</text:p>
      <text:p text:style-name="P108"/>
      <text:p text:style-name="P108"/>
      <text:p text:style-name="P110">class car:</text:p>
      <text:p text:style-name="P110"><text:s text:c="4"/>def __init__(self,info):</text:p>
      <text:p text:style-name="P110"><text:s text:c="8"/>self.info = info</text:p>
      <text:p text:style-name="P110"><text:s text:c="8"/>print('汽车对象',info,'被创建')</text:p>
      <text:p text:style-name="P110"><text:s text:c="4"/>def __del__(self):</text:p>
      <text:p text:style-name="P110"><text:s text:c="8"/>print('汽车对象',self.info,'被销毁')</text:p>
      <text:p text:style-name="P110"/>
      <text:p text:style-name="P110">c1=car('byd e6')</text:p>
      <text:p text:style-name="P110"><text:span text:style-name="T4">c1=None# 改变变量的绑定关系可以释放byd e6对象</text:span>　</text:p>
      <text:p text:style-name="P111">del c1</text:p>
      <text:p text:style-name="P110">input('请输入回车键继续执行程序')</text:p>
      <text:p text:style-name="P110">print('程序退出')</text:p>
      <text:p text:style-name="P108"/>
      <text:p text:style-name="P110">汽车对象 byd e6 被创建</text:p>
      <text:p text:style-name="P37">汽车对象 byd e6 被销毁</text:p>
      <text:p text:style-name="P110">请输入回车键继续执行程序</text:p>
      <text:p text:style-name="P110">程序退出</text:p>
      <text:p text:style-name="P110"/>
      <text:p text:style-name="P112">class car:</text:p>
      <text:p text:style-name="P112"><text:s text:c="4"/>def __init__(self,info):# 初始化方法</text:p>
      <text:p text:style-name="P112"><text:s text:c="8"/>self.info = info</text:p>
      <text:p text:style-name="P112"><text:s text:c="8"/>print('汽车对象',info,'被创建')</text:p>
      <text:p text:style-name="P112"><text:s text:c="4"/>def __del__(self):</text:p>
      <text:p text:style-name="P112"><text:s text:c="8"/>print('汽车对象',self.info,'被销毁')</text:p>
      <text:p text:style-name="P112"><text:soft-page-break/></text:p>
      <text:p text:style-name="P112">c1=car('byd e6')<text:span text:style-name="T56">　创建一个对象　用c1绑定　并初始化赋值</text:span></text:p>
      <text:p text:style-name="P112"># c1=None# 改变变量的绑定关系可以释放byd e6对象</text:p>
      <text:p text:style-name="P112">del c1 </text:p>
      <text:p text:style-name="P112">L=[]</text:p>
      <text:p text:style-name="P112">L.append(car('汽车1'))</text:p>
      <text:p text:style-name="P112">L.append(car('汽车2'))</text:p>
      <text:p text:style-name="P112">L.append(car('汽车3'))</text:p>
      <text:p text:style-name="P112">del L#这样释放列表也是可以释放对象</text:p>
      <text:p text:style-name="P112">input('请输入回车键继续执行程序')# 程序结束之后所有对象被释放</text:p>
      <text:p text:style-name="P112">print('程序退出')</text:p>
      <text:p text:style-name="P110"/>
      <text:p text:style-name="P110"/>
      <text:p text:style-name="P112">汽车对象 byd e6 被创建</text:p>
      <text:p text:style-name="P112">汽车对象 byd e6 被销毁</text:p>
      <text:p text:style-name="P112">汽车对象 汽车1 被创建</text:p>
      <text:p text:style-name="P112">汽车对象 汽车2 被创建</text:p>
      <text:p text:style-name="P112">汽车对象 汽车3 被创建</text:p>
      <text:p text:style-name="P112">汽车对象 汽车3 被销毁</text:p>
      <text:p text:style-name="P112">汽车对象 汽车2 被销毁</text:p>
      <text:p text:style-name="P112">汽车对象 汽车1 被销毁</text:p>
      <text:p text:style-name="P112">请输入回车键继续执行程序</text:p>
      <text:p text:style-name="P112">程序退出</text:p>
      <text:p text:style-name="P112"/>
      <text:p text:style-name="P112"/>
      <text:p text:style-name="P112"/>
      <text:p text:style-name="P112"/>
      <text:p text:style-name="P113">预置实例属性　</text:p>
      <text:p text:style-name="P113">__dict__属性　</text:p>
      <text:p text:style-name="P113"/>
      <text:p text:style-name="P113">　　　__dict__属性绑定一个存储此实例自身变量字典　</text:p>
      <text:p text:style-name="P118">self.__dict__ ??? </text:p>
      <text:p text:style-name="P113"/>
      <text:p text:style-name="P113">示例:</text:p>
      <text:p text:style-name="P113">class Dog:</text:p>
      <text:p text:style-name="P113"><text:s text:c="4"/>pass </text:p>
      <text:p text:style-name="P113">dog1=Dog()</text:p>
      <text:p text:style-name="P113">print(dog1.dict__) <text:s/># {}</text:p>
      <text:p text:style-name="P113">dog1.color=’白色’</text:p>
      <text:p text:style-name="P113">print(dog1.__dict__) # {‘color’:’白色’}</text:p>
      <text:p text:style-name="P113"><text:soft-page-break/>dog1.kinds='京巴'</text:p>
      <text:p text:style-name="P114">print(dog1.__dict__) <text:span text:style-name="T48"># </text:span>{‘color’:’白色’,’<text:span text:style-name="T48">linds’:’京巴’</text:span>}</text:p>
      <text:p text:style-name="P116">del dog1.color <text:s text:c="2"/>字典里面会少一个</text:p>
      <text:p text:style-name="P117">dog1.__dict__[‘color’]=’黑色‘</text:p>
      <text:p text:style-name="P117">会在对象dog1预置实例属性dict里面添加一个键值对</text:p>
      <text:p text:style-name="P115">创建的所有属性全部被__dict__储存　</text:p>
      <text:p text:style-name="P115"/>
      <text:p text:style-name="P115"/>
      <text:p text:style-name="P119">__class__ 属性　</text:p>
      <text:p text:style-name="P120">　’__class__’ 属性绑定创建此实例的类　</text:p>
      <text:p text:style-name="P120"/>
      <text:p text:style-name="P120">作用　：</text:p>
      <text:p text:style-name="P120">　　可以借助此属性来访问创建此实例的类</text:p>
      <text:p text:style-name="P120"/>
      <text:p text:style-name="P121">class Dog:</text:p>
      <text:p text:style-name="P121"><text:s text:c="4"/>pass </text:p>
      <text:p text:style-name="P121">dog1=Dog()</text:p>
      <text:p text:style-name="P121">print(dog1.__class__) </text:p>
      <text:p text:style-name="P121">&lt;class '__main__.dog'&gt; 这<text:span text:style-name="T50">个属性永远绑定创建他的类</text:span></text:p>
      <text:p text:style-name="P121"/>
      <text:p text:style-name="P121">然后<text:span text:style-name="T51">！！！！</text:span></text:p>
      <text:p text:style-name="P122">dog2=<text:span text:style-name="T49">dog1.__class__() # dog()</text:span></text:p>
      <text:p text:style-name="P123">type(dog1) is type(dog2) <text:s/>True</text:p>
      <text:p text:style-name="P123"/>
      <text:p text:style-name="P123"/>
      <text:p text:style-name="P123"/>
      <text:p text:style-name="P38">用于类的函数　</text:p>
      <text:p text:style-name="P124">isinstance(obj,class_or_tuple) 返回这个对象obj是否是某个类的对象或者某些类中的一个类的对象，如果是则返回True</text:p>
      <text:p text:style-name="P124">否则返回False </text:p>
      <text:p text:style-name="P126">&gt;&gt;&gt; isinstance(dag1,int)</text:p>
      <text:p text:style-name="P126">False</text:p>
      <text:p text:style-name="P126"/>
      <text:p text:style-name="P127">返回一个布尔值　</text:p>
      <text:p text:style-name="P127"/>
      <text:p text:style-name="P127"/>
      <text:p text:style-name="P127">isinstance(1,(int,float))</text:p>
      <text:p text:style-name="P124"/>
      <text:p text:style-name="P124"/>
      <text:p text:style-name="P124"/>
      <text:p text:style-name="P124"/>
      <text:p text:style-name="P128"><text:soft-page-break/></text:p>
      <text:p text:style-name="P124"/>
      <text:p text:style-name="P124"/>
      <text:p text:style-name="P124"/>
      <text:p text:style-name="P125">type(obj) 返回对象的类型</text:p>
      <text:p text:style-name="P127">&gt;&gt;&gt; type(3.14)('1234.41231')</text:p>
      <text:p text:style-name="P127">1234.41231</text:p>
      <text:p text:style-name="P124"/>
      <text:p text:style-name="P127">float(1234.41231)</text:p>
      <text:p text:style-name="P127">1234.412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1:01:31.526232256</dc:date>
    <meta:editing-duration>PT19H2M28S</meta:editing-duration>
    <meta:editing-cycles>201</meta:editing-cycles>
    <meta:generator>LibreOffice/5.1.6.2$Linux_X86_64 LibreOffice_project/10m0$Build-2</meta:generator>
    <meta:document-statistic meta:table-count="3" meta:image-count="0" meta:object-count="0" meta:page-count="18" meta:paragraph-count="483" meta:word-count="4850" meta:character-count="9055" meta:non-whitespace-character-count="8011"/>
  </office:meta>
</office:document-meta>
</file>